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7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1.33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0.751cm"/>
    </style:style>
    <style:style style:name="co13" style:family="table-column">
      <style:table-column-properties fo:break-before="auto" style:column-width="0.787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0.82cm"/>
    </style:style>
    <style:style style:name="co16" style:family="table-column">
      <style:table-column-properties fo:break-before="auto" style:column-width="1.083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1.028cm"/>
    </style:style>
    <style:style style:name="co20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1.512cm"/>
    </style:style>
    <style:style style:name="co23" style:family="table-column">
      <style:table-column-properties fo:break-before="auto" style:column-width="1.61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99" fo:border-left="none" fo:border-right="none" fo:border-top="0.06pt solid #000000"/>
      <style:text-properties style:use-window-font-color="true"/>
    </style:style>
    <style:style style:name="ce7" style:family="table-cell" style:parent-style-name="Default">
      <style:table-cell-properties fo:background-color="#ffff99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ackground-color="#e6e6e6" fo:border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WenQuanYi Zen Hei" style:font-name-complex="FreeSans"/>
    </style:style>
    <style:style style:name="ce26" style:family="table-cell" style:parent-style-name="Default">
      <style:text-properties style:font-name="Arial" style:font-name-asian="WenQuanYi Zen Hei" style:font-name-complex="FreeSans"/>
    </style:style>
    <style:style style:name="ce27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8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Arial" style:font-name-asian="WenQuanYi Zen Hei" style:font-name-complex="FreeSans"/>
    </style:style>
    <style:style style:name="ce29" style:family="table-cell" style:parent-style-name="Default">
      <style:table-cell-properties fo:background-color="#e6e6e6"/>
      <style:text-properties style:font-name="Arial" style:font-name-asian="WenQuanYi Zen Hei" style:font-name-complex="FreeSans"/>
    </style:style>
    <style:style style:name="ce30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number-columns-repeated="4" table:default-cell-style-name="ce15"/>
        <table:table-column table:style-name="co12" table:visibility="collapse" table:number-columns-repeated="4" table:default-cell-style-name="Default"/>
        <table:table-column table:style-name="co12" table:visibility="collapse" table:number-columns-repeated="4" table:default-cell-style-name="ce15"/>
        <table:table-column table:style-name="co13" table:visibility="collapse" table:number-columns-repeated="4" table:default-cell-style-name="ce11"/>
        <table:table-column table:style-name="co13" table:visibility="collapse" table:number-columns-repeated="4" table:default-cell-style-name="ce15"/>
        <table:table-column table:style-name="co14" table:default-cell-style-name="ce11"/>
        <table:table-column table:style-name="co15" table:number-columns-repeated="5" table:default-cell-style-name="ce11"/>
        <table:table-column table:style-name="co8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1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7" table:default-cell-style-name="ce15"/>
        <table:table-column table:style-name="co16" table:visibility="collapse" table:default-cell-style-name="ce15"/>
        <table:table-column table:style-name="co11" table:visibility="collapse" table:default-cell-style-name="ce15"/>
        <table:table-column table:style-name="co11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number-columns-repeated="2" table:default-cell-style-name="ce15"/>
        <table:table-column table:style-name="co22" table:default-cell-style-name="ce15"/>
        <table:table-column table:style-name="co20" table:default-cell-style-name="Default"/>
        <table:table-column table:style-name="co18" table:visibility="collapse" table:default-cell-style-name="Default"/>
        <table:table-column table:style-name="co23" table:visibility="collapse" table:default-cell-style-name="ce15"/>
        <table:table-column table:style-name="co23" table:visibility="collapse" table:default-cell-style-name="Default"/>
        <table:table-column table:style-name="co2" table:number-columns-repeated="968" table:default-cell-style-name="Default"/>
        <table:table-row table:style-name="ro2">
          <table:table-cell table:style-name="ce1" office:value-type="string" table:number-columns-spanned="1" table:number-rows-spanned="2">
            <text:p>Ship class</text:p>
          </table:table-cell>
          <table:table-cell table:style-name="ce1" office:value-type="string" table:number-columns-spanned="1" table:number-rows-spanned="2">
            <text:p>Ship model</text:p>
          </table:table-cell>
          <table:table-cell table:style-name="ce1" office:value-type="string" table:number-columns-spanned="1" table:number-rows-spanned="2">
            <text:p>Ship name</text:p>
          </table:table-cell>
          <table:table-cell table:style-name="ce1" office:value-type="string" table:number-columns-spanned="1" table:number-rows-spanned="2">
            <text:p>Popval</text:p>
          </table:table-cell>
          <table:table-cell table:style-name="ce1" office:value-type="string" table:number-columns-spanned="1" table:number-rows-spanned="2">
            <text:p>TL</text:p>
          </table:table-cell>
          <table:table-cell table:style-name="ce1" office:value-type="string" table:number-columns-spanned="1" table:number-rows-spanned="2">
            <text:p>Mass</text:p>
          </table:table-cell>
          <table:table-cell table:style-name="ce1" office:value-type="string" table:number-columns-spanned="2" table:number-rows-spanned="1">
            <text:p>Available</text:p>
          </table:table-cell>
          <table:covered-table-cell table:style-name="ce4"/>
          <table:table-cell table:style-name="ce1" office:value-type="string" table:number-columns-spanned="1" table:number-rows-spanned="2">
            <text:p>Cargo</text:p>
          </table:table-cell>
          <table:table-cell table:style-name="ce1" office:value-type="string" table:number-columns-spanned="1" table:number-rows-spanned="2">
            <text:p>Pylons</text:p>
          </table:table-cell>
          <table:table-cell table:style-name="ce12" office:value-type="string" table:number-columns-spanned="4" table:number-rows-spanned="1">
            <text:p>Drives</text:p>
          </table:table-cell>
          <table:covered-table-cell table:number-columns-repeated="3" table:style-name="ce16"/>
          <table:table-cell table:style-name="ce1" office:value-type="string" table:number-columns-spanned="4" table:number-rows-spanned="1">
            <text:p>Thrusters</text:p>
          </table:table-cell>
          <table:covered-table-cell table:number-columns-repeated="3" table:style-name="ce4"/>
          <table:table-cell table:style-name="ce12" office:value-type="string" table:number-columns-spanned="4" table:number-rows-spanned="1">
            <text:p>Shields</text:p>
          </table:table-cell>
          <table:covered-table-cell table:number-columns-repeated="3" table:style-name="ce16"/>
          <table:table-cell table:style-name="ce18" office:value-type="string" table:number-columns-spanned="4" table:number-rows-spanned="1">
            <text:p>Generators</text:p>
          </table:table-cell>
          <table:covered-table-cell table:number-columns-repeated="3" table:style-name="ce20"/>
          <table:table-cell table:style-name="ce12" office:value-type="string" table:number-columns-spanned="4" table:number-rows-spanned="1">
            <text:p>Capacitors</text:p>
          </table:table-cell>
          <table:covered-table-cell table:number-columns-repeated="3" table:style-name="ce21"/>
          <table:table-cell table:style-name="ce18" office:value-type="string" table:number-columns-spanned="6" table:number-rows-spanned="1">
            <text:p>Lasers</text:p>
          </table:table-cell>
          <table:covered-table-cell table:number-columns-repeated="5" table:style-name="ce22"/>
          <table:table-cell table:style-name="ce12" office:value-type="string" table:number-columns-spanned="4" table:number-rows-spanned="1">
            <text:p>Equipment</text:p>
          </table:table-cell>
          <table:covered-table-cell table:number-columns-repeated="3" table:style-name="ce21"/>
          <table:table-cell table:style-name="ce1" office:value-type="string" table:number-columns-spanned="1" table:number-rows-spanned="2">
            <text:p>Speed</text:p>
          </table:table-cell>
          <table:table-cell table:style-name="ce24" office:value-type="string" table:number-columns-spanned="1" table:number-rows-spanned="2">
            <text:p>DES</text:p>
          </table:table-cell>
          <table:table-cell table:style-name="ce24" office:value-type="string" table:number-columns-spanned="1" table:number-rows-spanned="2">
            <text:p>DEN</text:p>
          </table:table-cell>
          <table:table-cell table:style-name="ce12" office:value-type="string" table:number-columns-spanned="1" table:number-rows-spanned="2">
            <text:p>Pitch</text:p>
          </table:table-cell>
          <table:table-cell table:style-name="ce30" office:value-type="string" table:number-columns-spanned="1" table:number-rows-spanned="2">
            <text:p>TES</text:p>
          </table:table-cell>
          <table:table-cell table:style-name="ce30" office:value-type="string" table:number-columns-spanned="1" table:number-rows-spanned="2">
            <text:p>TEN</text:p>
          </table:table-cell>
          <table:table-cell table:style-name="ce1" office:value-type="string" table:number-columns-spanned="1" table:number-rows-spanned="2">
            <text:p>Shield</text:p>
          </table:table-cell>
          <table:table-cell table:style-name="ce1" office:value-type="string" table:number-columns-spanned="1" table:number-rows-spanned="2">
            <text:p>SES</text:p>
          </table:table-cell>
          <table:table-cell table:style-name="ce1" office:value-type="string" table:number-columns-spanned="1" table:number-rows-spanned="2">
            <text:p>SEN</text:p>
          </table:table-cell>
          <table:table-cell table:style-name="ce12" office:value-type="string" table:number-columns-spanned="1" table:number-rows-spanned="2">
            <text:p>GES</text:p>
          </table:table-cell>
          <table:table-cell table:style-name="ce12" office:value-type="string" table:number-columns-spanned="1" table:number-rows-spanned="2">
            <text:p>GEN</text:p>
          </table:table-cell>
          <table:table-cell table:style-name="ce12" office:value-type="string" table:number-columns-spanned="1" table:number-rows-spanned="2">
            <text:p>Net EN</text:p>
          </table:table-cell>
          <table:table-cell table:style-name="ce1" office:value-type="string" table:number-columns-spanned="1" table:number-rows-spanned="2">
            <text:p>Cap</text:p>
          </table:table-cell>
          <table:table-cell table:style-name="ce1" office:value-type="string" table:number-columns-spanned="1" table:number-rows-spanned="2">
            <text:p>CES</text:p>
          </table:table-cell>
          <table:table-cell table:style-name="ce12" office:value-type="string" table:number-columns-spanned="1" table:number-rows-spanned="2">
            <text:p>EES</text:p>
          </table:table-cell>
          <table:table-cell table:style-name="ce1" office:value-type="string" table:number-columns-spanned="1" table:number-rows-spanned="2">
            <text:p>ES Use</text:p>
          </table:table-cell>
          <table:table-cell table:style-name="ce4" table:number-columns-repeated="968"/>
        </table:table-row>
        <table:table-row table:style-name="ro4">
          <table:covered-table-cell table:number-columns-repeated="6" table:style-name="ce2"/>
          <table:table-cell table:style-name="ce9" office:value-type="string">
            <text:p>DES</text:p>
          </table:table-cell>
          <table:table-cell table:style-name="ce9" office:value-type="string">
            <text:p>ES</text:p>
          </table:table-cell>
          <table:covered-table-cell table:number-columns-repeated="2" table:style-name="ce9"/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7" office:value-type="string">
            <text:p>B1</text:p>
          </table:table-cell>
          <table:table-cell table:style-name="ce17" office:value-type="string">
            <text:p>B2</text:p>
          </table:table-cell>
          <table:table-cell table:style-name="ce17" office:value-type="string">
            <text:p>B3</text:p>
          </table:table-cell>
          <table:table-cell table:style-name="ce17" office:value-type="string">
            <text:p>B4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9" office:value-type="string">
            <text:p>B1</text:p>
          </table:table-cell>
          <table:table-cell table:style-name="ce19" office:value-type="string">
            <text:p>B2</text:p>
          </table:table-cell>
          <table:table-cell table:style-name="ce19" office:value-type="string">
            <text:p>B3</text:p>
          </table:table-cell>
          <table:table-cell table:style-name="ce19" office:value-type="string">
            <text:p>B4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9" office:value-type="string">
            <text:p>Mn</text:p>
          </table:table-cell>
          <table:table-cell table:style-name="ce19" office:value-type="string">
            <text:p>LP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B</text:p>
          </table:table-cell>
          <table:table-cell table:style-name="ce19" office:value-type="string">
            <text:p>HB</text:p>
          </table:table-cell>
          <table:table-cell table:style-name="ce19" office:value-type="string">
            <text:p>SB</text:p>
          </table:table-cell>
          <table:table-cell table:style-name="ce13" office:value-type="string">
            <text:p>ECM</text:p>
          </table:table-cell>
          <table:table-cell table:style-name="ce13" office:value-type="string">
            <text:p>FS</text:p>
          </table:table-cell>
          <table:table-cell table:style-name="ce13" office:value-type="string">
            <text:p>Inj</text:p>
          </table:table-cell>
          <table:table-cell table:style-name="ce13" office:value-type="string">
            <text:p>WD</text:p>
          </table:table-cell>
          <table:covered-table-cell table:number-columns-repeated="3" table:style-name="ce23"/>
          <table:covered-table-cell table:number-columns-repeated="3" table:style-name="ce27"/>
          <table:covered-table-cell table:number-columns-repeated="3" table:style-name="ce23"/>
          <table:covered-table-cell table:number-columns-repeated="3" table:style-name="ce27"/>
          <table:covered-table-cell table:number-columns-repeated="2" table:style-name="ce23"/>
          <table:covered-table-cell table:style-name="ce27"/>
          <table:covered-table-cell table:style-name="ce2"/>
          <table:table-cell table:style-name="ce23" table:number-columns-repeated="968"/>
        </table:table-row>
        <table:table-row table:style-name="ro5">
          <table:table-cell table:style-name="ce3" office:value-type="string" table:number-columns-spanned="1" table:number-rows-spanned="3">
            <text:p>Superiority Fighter</text:p>
          </table:table-cell>
          <table:table-cell table:style-name="ce6" office:value-type="string">
            <text:p>Mamba</text:p>
          </table:table-cell>
          <table:table-cell table:style-name="ce5" office:value-type="string">
            <text:p>Firangi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number-columns-repeated="2"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5">
            <text:p>5</text:p>
          </table:table-cell>
          <table:table-cell table:number-columns-repeated="3" table:style-name="ce14"/>
          <table:table-cell table:style-name="ce10" office:value-type="float" office:value="5">
            <text:p>5</text:p>
          </table:table-cell>
          <table:table-cell table:number-columns-repeated="3" table:style-name="ce10"/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/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number-columns-repeated="4" table:style-name="ce14"/>
          <table:table-cell table:style-name="ce5" table:formula="of:=ROUNDDOWN(1000 *(([.K3]*[Sheet2.$B$2])+([.L3]*[Sheet2.$C$2])+([.M3]*[Sheet2.$D$2])+([.N3]*[Sheet2.$E$2]))/[.F3])" office:value-type="float" office:value="350">
            <text:p>350</text:p>
          </table:table-cell>
          <table:table-cell table:style-name="ce25" table:formula="of:=(([.K3]*[Sheet2.$B$3])+([.L3]*[Sheet2.$C$3])+([.M3]*[Sheet2.$D$3])+([.N3]*[Sheet2.$E$3]))" office:value-type="float" office:value="116">
            <text:p>116</text:p>
          </table:table-cell>
          <table:table-cell table:style-name="ce25" table:formula="of:=(([.K3]*[Sheet2.$B$4])+([.L3]*[Sheet2.$C$4])+([.M3]*[Sheet2.$D$4])+([.N3]*[Sheet2.$E$4]))" office:value-type="float" office:value="0.3">
            <text:p>0.3</text:p>
          </table:table-cell>
          <table:table-cell table:style-name="ce28" table:formula="of:=ROUNDDOWN((([.O3]*[Sheet2.$B$5])+([.P3]*[Sheet2.$C$5])+([.Q3]*[Sheet2.$D$5])+([.R3]*[Sheet2.$E$5]))/[.F3];2)" office:value-type="float" office:value="1">
            <text:p>1</text:p>
          </table:table-cell>
          <table:table-cell table:style-name="ce28" table:formula="of:=(([.O3]*[Sheet2.$B$6])+([.P3]*[Sheet2.$C$6])+([.Q3]*[Sheet2.$D$6])+([.R3]*[Sheet2.$E$6]))" office:value-type="float" office:value="150">
            <text:p>150</text:p>
          </table:table-cell>
          <table:table-cell table:style-name="ce28" table:formula="of:=(([.O3]*[Sheet2.$B$7])+([.P3]*[Sheet2.$C$7])+([.Q3]*[Sheet2.$D$7])+([.R3]*[Sheet2.$E$7]))" office:value-type="float" office:value="0.5">
            <text:p>0.5</text:p>
          </table:table-cell>
          <table:table-cell table:style-name="ce5" table:formula="of:=ROUNDDOWN(640 *(([.S3]*[Sheet2.$B$8])+([.T3]*[Sheet2.$C$8])+([.U3]*[Sheet2.$D$8])+([.V3]*[Sheet2.$E$8]))/[.F3])" office:value-type="float" office:value="166">
            <text:p>166</text:p>
          </table:table-cell>
          <table:table-cell table:style-name="ce25" table:formula="of:=(([.S3]*[Sheet2.$B$9])+([.T3]*[Sheet2.$C$9])+([.U3]*[Sheet2.$D$9])+([.V3]*[Sheet2.$E$9]))" office:value-type="float" office:value="100">
            <text:p>100</text:p>
          </table:table-cell>
          <table:table-cell table:style-name="ce5" table:formula="of:=(([.S3]*[Sheet2.$B$10])+([.T3]*[Sheet2.$C$10])+([.U3]*[Sheet2.$D$10])+([.V3]*[Sheet2.$E$10]))" office:value-type="float" office:value="1">
            <text:p>1</text:p>
          </table:table-cell>
          <table:table-cell table:style-name="ce28" table:formula="of:=(([.W3]*[Sheet2.$B$11])+([.X3]*[Sheet2.$C$11])+([.Y3]*[Sheet2.$D$11])+([.Z3]*[Sheet2.$E$11]))" office:value-type="float" office:value="200">
            <text:p>200</text:p>
          </table:table-cell>
          <table:table-cell table:style-name="ce28" table:formula="of:=(([.W3]*[Sheet2.$B$12])+([.X3]*[Sheet2.$C$12])+([.Y3]*[Sheet2.$D$12])+([.Z3]*[Sheet2.$E$12]))" office:value-type="float" office:value="4">
            <text:p>4</text:p>
          </table:table-cell>
          <table:table-cell table:style-name="ce14" table:formula="of:=[.AY3]-[.AW3]-[.AT3]-[.AQ3]" office:value-type="float" office:value="2.2">
            <text:p>2.2</text:p>
          </table:table-cell>
          <table:table-cell table:style-name="ce25" table:formula="of:=(([.AA3]*[Sheet2.$B$13])+([.AB3]*[Sheet2.$C$13])+([.AC3]*[Sheet2.$D$13])+([.AD3]*[Sheet2.$E$13]))" office:value-type="float" office:value="128">
            <text:p>128</text:p>
          </table:table-cell>
          <table:table-cell table:style-name="ce25" table:formula="of:=(([.AA3]*[Sheet2.$B$14])+([.AB3]*[Sheet2.$C$14])+([.AC3]*[Sheet2.$D$14])+([.AD3]*[Sheet2.$E$14]))" office:value-type="float" office:value="200">
            <text:p>200</text:p>
          </table:table-cell>
          <table:table-cell table:style-name="ce28" table:formula="of:=([.AE3]*10)+([.AF3]*30)+([.AG3]*100)+([.AH3]*80)+([.AI3]*250)+([.AJ3]*2000)+([.AK3]*80)+([.AL3]*50)+([.AM3]*125)+([.AN3]*100)" office:value-type="float" office:value="30">
            <text:p>30</text:p>
          </table:table-cell>
          <table:table-cell table:style-name="ce5" table:formula="of:=[.BB3]+[.AX3]+[.AV3]+[.AS3]+[.AP3]+[.BC3]" office:value-type="float" office:value="796">
            <text:p>796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Sidewinder</text:p>
          </table:table-cell>
          <table:table-cell office:value-type="string">
            <text:p>Kaskar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formula="of:=ROUNDDOWN(1000 *(([.K4]*[Sheet2.$B$2])+([.L4]*[Sheet2.$C$2])+([.M4]*[Sheet2.$D$2])+([.N4]*[Sheet2.$E$2]))/[.F4])" office:value-type="float" office:value="369">
            <text:p>369</text:p>
          </table:table-cell>
          <table:table-cell table:style-name="ce26" table:formula="of:=(([.K4]*[Sheet2.$B$3])+([.L4]*[Sheet2.$C$3])+([.M4]*[Sheet2.$D$3])+([.N4]*[Sheet2.$E$3]))" office:value-type="float" office:value="160">
            <text:p>160</text:p>
          </table:table-cell>
          <table:table-cell table:style-name="ce26" table:formula="of:=(([.K4]*[Sheet2.$B$4])+([.L4]*[Sheet2.$C$4])+([.M4]*[Sheet2.$D$4])+([.N4]*[Sheet2.$E$4]))" office:value-type="float" office:value="0.4">
            <text:p>0.4</text:p>
          </table:table-cell>
          <table:table-cell table:style-name="ce29" table:formula="of:=ROUNDDOWN((([.O4]*[Sheet2.$B$5])+([.P4]*[Sheet2.$C$5])+([.Q4]*[Sheet2.$D$5])+([.R4]*[Sheet2.$E$5]))/[.F4];2)" office:value-type="float" office:value="0.92">
            <text:p>0.92</text:p>
          </table:table-cell>
          <table:table-cell table:style-name="ce29" table:formula="of:=(([.O4]*[Sheet2.$B$6])+([.P4]*[Sheet2.$C$6])+([.Q4]*[Sheet2.$D$6])+([.R4]*[Sheet2.$E$6]))" office:value-type="float" office:value="180">
            <text:p>180</text:p>
          </table:table-cell>
          <table:table-cell table:style-name="ce29" table:formula="of:=(([.O4]*[Sheet2.$B$7])+([.P4]*[Sheet2.$C$7])+([.Q4]*[Sheet2.$D$7])+([.R4]*[Sheet2.$E$7]))" office:value-type="float" office:value="0.6">
            <text:p>0.6</text:p>
          </table:table-cell>
          <table:table-cell table:formula="of:=ROUNDDOWN(640 *(([.S4]*[Sheet2.$B$8])+([.T4]*[Sheet2.$C$8])+([.U4]*[Sheet2.$D$8])+([.V4]*[Sheet2.$E$8]))/[.F4])" office:value-type="float" office:value="172">
            <text:p>172</text:p>
          </table:table-cell>
          <table:table-cell table:style-name="ce26" table:formula="of:=(([.S4]*[Sheet2.$B$9])+([.T4]*[Sheet2.$C$9])+([.U4]*[Sheet2.$D$9])+([.V4]*[Sheet2.$E$9]))" office:value-type="float" office:value="145">
            <text:p>145</text:p>
          </table:table-cell>
          <table:table-cell table:formula="of:=(([.S4]*[Sheet2.$B$10])+([.T4]*[Sheet2.$C$10])+([.U4]*[Sheet2.$D$10])+([.V4]*[Sheet2.$E$10]))" office:value-type="float" office:value="1.4">
            <text:p>1.4</text:p>
          </table:table-cell>
          <table:table-cell table:formula="of:=(([.W4]*[Sheet2.$B$11])+([.X4]*[Sheet2.$C$11])+([.Y4]*[Sheet2.$D$11])+([.Z4]*[Sheet2.$E$11]))" office:value-type="float" office:value="270">
            <text:p>270</text:p>
          </table:table-cell>
          <table:table-cell table:formula="of:=(([.W4]*[Sheet2.$B$12])+([.X4]*[Sheet2.$C$12])+([.Y4]*[Sheet2.$D$12])+([.Z4]*[Sheet2.$E$12]))" office:value-type="float" office:value="6">
            <text:p>6</text:p>
          </table:table-cell>
          <table:table-cell table:formula="of:=[.AY4]-[.AW4]-[.AT4]-[.AQ4]" office:value-type="float" office:value="3.6">
            <text:p>3.6</text:p>
          </table:table-cell>
          <table:table-cell table:formula="of:=(([.AA4]*[Sheet2.$B$13])+([.AB4]*[Sheet2.$C$13])+([.AC4]*[Sheet2.$D$13])+([.AD4]*[Sheet2.$E$13]))" office:value-type="float" office:value="160">
            <text:p>160</text:p>
          </table:table-cell>
          <table:table-cell table:formula="of:=(([.AA4]*[Sheet2.$B$14])+([.AB4]*[Sheet2.$C$14])+([.AC4]*[Sheet2.$D$14])+([.AD4]*[Sheet2.$E$14]))" office:value-type="float" office:value="260">
            <text:p>260</text:p>
          </table:table-cell>
          <table:table-cell table:formula="of:=([.AE4]*10)+([.AF4]*30)+([.AG4]*100)+([.AH4]*80)+([.AI4]*250)+([.AJ4]*2000)+([.AK4]*80)+([.AL4]*50)+([.AM4]*125)+([.AN4]*100)" office:value-type="float" office:value="30">
            <text:p>30</text:p>
          </table:table-cell>
          <table:table-cell table:formula="of:=[.BB4]+[.AX4]+[.AV4]+[.AS4]+[.AP4]+[.BC4]" office:value-type="float" office:value="1045">
            <text:p>1045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Viper</text:p>
          </table:table-cell>
          <table:table-cell office:value-type="string">
            <text:p>Espad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00">
            <text:p>900</text:p>
          </table:table-cell>
          <table:table-cell office:value-type="float" office:value="220">
            <text:p>22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ROUNDDOWN(1000 *(([.K5]*[Sheet2.$B$2])+([.L5]*[Sheet2.$C$2])+([.M5]*[Sheet2.$D$2])+([.N5]*[Sheet2.$E$2]))/[.F5])" office:value-type="float" office:value="346">
            <text:p>346</text:p>
          </table:table-cell>
          <table:table-cell table:style-name="ce26" table:formula="of:=(([.K5]*[Sheet2.$B$3])+([.L5]*[Sheet2.$C$3])+([.M5]*[Sheet2.$D$3])+([.N5]*[Sheet2.$E$3]))" office:value-type="float" office:value="214">
            <text:p>214</text:p>
          </table:table-cell>
          <table:table-cell table:style-name="ce26" table:formula="of:=(([.K5]*[Sheet2.$B$4])+([.L5]*[Sheet2.$C$4])+([.M5]*[Sheet2.$D$4])+([.N5]*[Sheet2.$E$4]))" office:value-type="float" office:value="0.55">
            <text:p>0.55</text:p>
          </table:table-cell>
          <table:table-cell table:style-name="ce29" table:formula="of:=ROUNDDOWN((([.O5]*[Sheet2.$B$5])+([.P5]*[Sheet2.$C$5])+([.Q5]*[Sheet2.$D$5])+([.R5]*[Sheet2.$E$5]))/[.F5];2)" office:value-type="float" office:value="0.97">
            <text:p>0.97</text:p>
          </table:table-cell>
          <table:table-cell table:style-name="ce29" table:formula="of:=(([.O5]*[Sheet2.$B$6])+([.P5]*[Sheet2.$C$6])+([.Q5]*[Sheet2.$D$6])+([.R5]*[Sheet2.$E$6]))" office:value-type="float" office:value="270">
            <text:p>270</text:p>
          </table:table-cell>
          <table:table-cell table:style-name="ce29" table:formula="of:=(([.O5]*[Sheet2.$B$7])+([.P5]*[Sheet2.$C$7])+([.Q5]*[Sheet2.$D$7])+([.R5]*[Sheet2.$E$7]))" office:value-type="float" office:value="0.9">
            <text:p>0.9</text:p>
          </table:table-cell>
          <table:table-cell table:formula="of:=ROUNDDOWN(640 *(([.S5]*[Sheet2.$B$8])+([.T5]*[Sheet2.$C$8])+([.U5]*[Sheet2.$D$8])+([.V5]*[Sheet2.$E$8]))/[.F5])" office:value-type="float" office:value="213">
            <text:p>213</text:p>
          </table:table-cell>
          <table:table-cell table:style-name="ce26" table:formula="of:=(([.S5]*[Sheet2.$B$9])+([.T5]*[Sheet2.$C$9])+([.U5]*[Sheet2.$D$9])+([.V5]*[Sheet2.$E$9]))" office:value-type="float" office:value="255">
            <text:p>255</text:p>
          </table:table-cell>
          <table:table-cell table:formula="of:=(([.S5]*[Sheet2.$B$10])+([.T5]*[Sheet2.$C$10])+([.U5]*[Sheet2.$D$10])+([.V5]*[Sheet2.$E$10]))" office:value-type="float" office:value="2.4">
            <text:p>2.4</text:p>
          </table:table-cell>
          <table:table-cell table:formula="of:=(([.W5]*[Sheet2.$B$11])+([.X5]*[Sheet2.$C$11])+([.Y5]*[Sheet2.$D$11])+([.Z5]*[Sheet2.$E$11]))" office:value-type="float" office:value="405">
            <text:p>405</text:p>
          </table:table-cell>
          <table:table-cell table:formula="of:=(([.W5]*[Sheet2.$B$12])+([.X5]*[Sheet2.$C$12])+([.Y5]*[Sheet2.$D$12])+([.Z5]*[Sheet2.$E$12]))" office:value-type="float" office:value="9">
            <text:p>9</text:p>
          </table:table-cell>
          <table:table-cell table:formula="of:=[.AY5]-[.AW5]-[.AT5]-[.AQ5]" office:value-type="float" office:value="5.15">
            <text:p>5.15</text:p>
          </table:table-cell>
          <table:table-cell table:formula="of:=(([.AA5]*[Sheet2.$B$13])+([.AB5]*[Sheet2.$C$13])+([.AC5]*[Sheet2.$D$13])+([.AD5]*[Sheet2.$E$13]))" office:value-type="float" office:value="192">
            <text:p>192</text:p>
          </table:table-cell>
          <table:table-cell table:formula="of:=(([.AA5]*[Sheet2.$B$14])+([.AB5]*[Sheet2.$C$14])+([.AC5]*[Sheet2.$D$14])+([.AD5]*[Sheet2.$E$14]))" office:value-type="float" office:value="300">
            <text:p>300</text:p>
          </table:table-cell>
          <table:table-cell table:formula="of:=([.AE5]*10)+([.AF5]*30)+([.AG5]*100)+([.AH5]*80)+([.AI5]*250)+([.AJ5]*2000)+([.AK5]*80)+([.AL5]*50)+([.AM5]*125)+([.AN5]*100)" office:value-type="float" office:value="160">
            <text:p>160</text:p>
          </table:table-cell>
          <table:table-cell table:formula="of:=[.BB5]+[.AX5]+[.AV5]+[.AS5]+[.AP5]+[.BC5]" office:value-type="float" office:value="1604">
            <text:p>1604</text:p>
          </table:table-cell>
          <table:table-cell table:number-columns-repeated="968"/>
        </table:table-row>
        <table:table-row table:style-name="ro5">
          <table:table-cell table:style-name="ce3" office:value-type="string" table:number-columns-spanned="1" table:number-rows-spanned="2">
            <text:p>Assault Fighter</text:p>
          </table:table-cell>
          <table:table-cell table:style-name="ce5" office:value-type="string">
            <text:p>Gecko</text:p>
          </table:table-cell>
          <table:table-cell table:style-name="ce5" office:value-type="string">
            <text:p>Labry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2"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4" office:value-type="float" office:value="1">
            <text:p>1</text:p>
          </table:table-cell>
          <table:table-cell table:number-columns-repeated="3" table:style-name="ce14"/>
          <table:table-cell table:style-name="ce5" table:formula="of:=ROUNDDOWN(1000 *(([.K6]*[Sheet2.$B$2])+([.L6]*[Sheet2.$C$2])+([.M6]*[Sheet2.$D$2])+([.N6]*[Sheet2.$E$2]))/[.F6])" office:value-type="float" office:value="274">
            <text:p>274</text:p>
          </table:table-cell>
          <table:table-cell table:style-name="ce25" table:formula="of:=(([.K6]*[Sheet2.$B$3])+([.L6]*[Sheet2.$C$3])+([.M6]*[Sheet2.$D$3])+([.N6]*[Sheet2.$E$3]))" office:value-type="float" office:value="134">
            <text:p>134</text:p>
          </table:table-cell>
          <table:table-cell table:style-name="ce25" table:formula="of:=(([.K6]*[Sheet2.$B$4])+([.L6]*[Sheet2.$C$4])+([.M6]*[Sheet2.$D$4])+([.N6]*[Sheet2.$E$4]))" office:value-type="float" office:value="0.35">
            <text:p>0.35</text:p>
          </table:table-cell>
          <table:table-cell table:style-name="ce28" table:formula="of:=ROUNDDOWN((([.O6]*[Sheet2.$B$5])+([.P6]*[Sheet2.$C$5])+([.Q6]*[Sheet2.$D$5])+([.R6]*[Sheet2.$E$5]))/[.F6];2)" office:value-type="float" office:value="0.51">
            <text:p>0.51</text:p>
          </table:table-cell>
          <table:table-cell table:style-name="ce28" table:formula="of:=(([.O6]*[Sheet2.$B$6])+([.P6]*[Sheet2.$C$6])+([.Q6]*[Sheet2.$D$6])+([.R6]*[Sheet2.$E$6]))" office:value-type="float" office:value="120">
            <text:p>120</text:p>
          </table:table-cell>
          <table:table-cell table:style-name="ce28" table:formula="of:=(([.O6]*[Sheet2.$B$7])+([.P6]*[Sheet2.$C$7])+([.Q6]*[Sheet2.$D$7])+([.R6]*[Sheet2.$E$7]))" office:value-type="float" office:value="0.4">
            <text:p>0.4</text:p>
          </table:table-cell>
          <table:table-cell table:style-name="ce5" table:formula="of:=ROUNDDOWN(640 *(([.S6]*[Sheet2.$B$8])+([.T6]*[Sheet2.$C$8])+([.U6]*[Sheet2.$D$8])+([.V6]*[Sheet2.$E$8]))/[.F6])" office:value-type="float" office:value="274">
            <text:p>274</text:p>
          </table:table-cell>
          <table:table-cell table:style-name="ce25" table:formula="of:=(([.S6]*[Sheet2.$B$9])+([.T6]*[Sheet2.$C$9])+([.U6]*[Sheet2.$D$9])+([.V6]*[Sheet2.$E$9]))" office:value-type="float" office:value="255">
            <text:p>255</text:p>
          </table:table-cell>
          <table:table-cell table:style-name="ce5" table:formula="of:=(([.S6]*[Sheet2.$B$10])+([.T6]*[Sheet2.$C$10])+([.U6]*[Sheet2.$D$10])+([.V6]*[Sheet2.$E$10]))" office:value-type="float" office:value="2.4">
            <text:p>2.4</text:p>
          </table:table-cell>
          <table:table-cell table:style-name="ce14" table:formula="of:=(([.W6]*[Sheet2.$B$11])+([.X6]*[Sheet2.$C$11])+([.Y6]*[Sheet2.$D$11])+([.Z6]*[Sheet2.$E$11]))" office:value-type="float" office:value="350">
            <text:p>350</text:p>
          </table:table-cell>
          <table:table-cell table:style-name="ce14" table:formula="of:=(([.W6]*[Sheet2.$B$12])+([.X6]*[Sheet2.$C$12])+([.Y6]*[Sheet2.$D$12])+([.Z6]*[Sheet2.$E$12]))" office:value-type="float" office:value="7.6">
            <text:p>7.6</text:p>
          </table:table-cell>
          <table:table-cell table:style-name="ce14" table:formula="of:=[.AY6]-[.AW6]-[.AT6]-[.AQ6]" office:value-type="float" office:value="4.45">
            <text:p>4.45</text:p>
          </table:table-cell>
          <table:table-cell table:style-name="ce5" table:formula="of:=(([.AA6]*[Sheet2.$B$13])+([.AB6]*[Sheet2.$C$13])+([.AC6]*[Sheet2.$D$13])+([.AD6]*[Sheet2.$E$13]))" office:value-type="float" office:value="192">
            <text:p>192</text:p>
          </table:table-cell>
          <table:table-cell table:style-name="ce5" table:formula="of:=(([.AA6]*[Sheet2.$B$14])+([.AB6]*[Sheet2.$C$14])+([.AC6]*[Sheet2.$D$14])+([.AD6]*[Sheet2.$E$14]))" office:value-type="float" office:value="300">
            <text:p>300</text:p>
          </table:table-cell>
          <table:table-cell table:style-name="ce14" table:formula="of:=([.AE6]*10)+([.AF6]*30)+([.AG6]*100)+([.AH6]*80)+([.AI6]*250)+([.AJ6]*2000)+([.AK6]*80)+([.AL6]*50)+([.AM6]*125)+([.AN6]*100)" office:value-type="float" office:value="180">
            <text:p>180</text:p>
          </table:table-cell>
          <table:table-cell table:style-name="ce5" table:formula="of:=[.BB6]+[.AX6]+[.AV6]+[.AS6]+[.AP6]+[.BC6]" office:value-type="float" office:value="1339">
            <text:p>1339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Asp</text:p>
          </table:table-cell>
          <table:table-cell office:value-type="string">
            <text:p>Tabarzin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50">
            <text:p>1650</text:p>
          </table:table-cell>
          <table:table-cell office:value-type="float" office:value="350">
            <text:p>35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ROUNDDOWN(1000 *(([.K7]*[Sheet2.$B$2])+([.L7]*[Sheet2.$C$2])+([.M7]*[Sheet2.$D$2])+([.N7]*[Sheet2.$E$2]))/[.F7])" office:value-type="float" office:value="290">
            <text:p>290</text:p>
          </table:table-cell>
          <table:table-cell table:style-name="ce26" table:formula="of:=(([.K7]*[Sheet2.$B$3])+([.L7]*[Sheet2.$C$3])+([.M7]*[Sheet2.$D$3])+([.N7]*[Sheet2.$E$3]))" office:value-type="float" office:value="320">
            <text:p>320</text:p>
          </table:table-cell>
          <table:table-cell table:style-name="ce26" table:formula="of:=(([.K7]*[Sheet2.$B$4])+([.L7]*[Sheet2.$C$4])+([.M7]*[Sheet2.$D$4])+([.N7]*[Sheet2.$E$4]))" office:value-type="float" office:value="0.8">
            <text:p>0.8</text:p>
          </table:table-cell>
          <table:table-cell table:style-name="ce29" table:formula="of:=ROUNDDOWN((([.O7]*[Sheet2.$B$5])+([.P7]*[Sheet2.$C$5])+([.Q7]*[Sheet2.$D$5])+([.R7]*[Sheet2.$E$5]))/[.F7];2)" office:value-type="float" office:value="0.48">
            <text:p>0.48</text:p>
          </table:table-cell>
          <table:table-cell table:style-name="ce29" table:formula="of:=(([.O7]*[Sheet2.$B$6])+([.P7]*[Sheet2.$C$6])+([.Q7]*[Sheet2.$D$6])+([.R7]*[Sheet2.$E$6]))" office:value-type="float" office:value="240">
            <text:p>240</text:p>
          </table:table-cell>
          <table:table-cell table:style-name="ce29" table:formula="of:=(([.O7]*[Sheet2.$B$7])+([.P7]*[Sheet2.$C$7])+([.Q7]*[Sheet2.$D$7])+([.R7]*[Sheet2.$E$7]))" office:value-type="float" office:value="0.8">
            <text:p>0.8</text:p>
          </table:table-cell>
          <table:table-cell table:formula="of:=ROUNDDOWN(640 *(([.S7]*[Sheet2.$B$8])+([.T7]*[Sheet2.$C$8])+([.U7]*[Sheet2.$D$8])+([.V7]*[Sheet2.$E$8]))/[.F7])" office:value-type="float" office:value="271">
            <text:p>271</text:p>
          </table:table-cell>
          <table:table-cell table:style-name="ce26" table:formula="of:=(([.S7]*[Sheet2.$B$9])+([.T7]*[Sheet2.$C$9])+([.U7]*[Sheet2.$D$9])+([.V7]*[Sheet2.$E$9]))" office:value-type="float" office:value="520">
            <text:p>520</text:p>
          </table:table-cell>
          <table:table-cell table:formula="of:=(([.S7]*[Sheet2.$B$10])+([.T7]*[Sheet2.$C$10])+([.U7]*[Sheet2.$D$10])+([.V7]*[Sheet2.$E$10]))" office:value-type="float" office:value="4.6">
            <text:p>4.6</text:p>
          </table:table-cell>
          <table:table-cell table:formula="of:=(([.W7]*[Sheet2.$B$11])+([.X7]*[Sheet2.$C$11])+([.Y7]*[Sheet2.$D$11])+([.Z7]*[Sheet2.$E$11]))" office:value-type="float" office:value="540">
            <text:p>540</text:p>
          </table:table-cell>
          <table:table-cell table:formula="of:=(([.W7]*[Sheet2.$B$12])+([.X7]*[Sheet2.$C$12])+([.Y7]*[Sheet2.$D$12])+([.Z7]*[Sheet2.$E$12]))" office:value-type="float" office:value="12">
            <text:p>12</text:p>
          </table:table-cell>
          <table:table-cell table:formula="of:=[.AY7]-[.AW7]-[.AT7]-[.AQ7]" office:value-type="float" office:value="5.8">
            <text:p>5.8</text:p>
          </table:table-cell>
          <table:table-cell table:formula="of:=(([.AA7]*[Sheet2.$B$13])+([.AB7]*[Sheet2.$C$13])+([.AC7]*[Sheet2.$D$13])+([.AD7]*[Sheet2.$E$13]))" office:value-type="float" office:value="320">
            <text:p>320</text:p>
          </table:table-cell>
          <table:table-cell table:formula="of:=(([.AA7]*[Sheet2.$B$14])+([.AB7]*[Sheet2.$C$14])+([.AC7]*[Sheet2.$D$14])+([.AD7]*[Sheet2.$E$14]))" office:value-type="float" office:value="500">
            <text:p>500</text:p>
          </table:table-cell>
          <table:table-cell table:formula="of:=([.AE7]*10)+([.AF7]*30)+([.AG7]*100)+([.AH7]*80)+([.AI7]*250)+([.AJ7]*2000)+([.AK7]*80)+([.AL7]*50)+([.AM7]*125)+([.AN7]*100)" office:value-type="float" office:value="330">
            <text:p>330</text:p>
          </table:table-cell>
          <table:table-cell table:formula="of:=[.BB7]+[.AX7]+[.AV7]+[.AS7]+[.AP7]+[.BC7]" office:value-type="float" office:value="2450">
            <text:p>2450</text:p>
          </table:table-cell>
          <table:table-cell table:number-columns-repeated="968"/>
        </table:table-row>
        <table:table-row table:style-name="ro5">
          <table:table-cell table:style-name="ce3" office:value-type="string" table:number-columns-spanned="1" table:number-rows-spanned="2">
            <text:p>Interceptor</text:p>
          </table:table-cell>
          <table:table-cell table:style-name="ce5" office:value-type="string">
            <text:p>Fer-de-lance</text:p>
          </table:table-cell>
          <table:table-cell table:style-name="ce5" office:value-type="string">
            <text:p>Menaulion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/>
          <table:table-cell table:style-name="ce5"/>
          <table:table-cell table:style-name="ce5" office:value-type="float" office:value="3">
            <text:p>3</text:p>
          </table:table-cell>
          <table:table-cell table:number-columns-repeated="2" table:style-name="ce5"/>
          <table:table-cell table:style-name="ce14" office:value-type="float" office:value="4">
            <text:p>4</text:p>
          </table:table-cell>
          <table:table-cell table:number-columns-repeated="3" table:style-name="ce14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number-columns-repeated="4" table:style-name="ce14"/>
          <table:table-cell table:style-name="ce5" table:formula="of:=ROUNDDOWN(1000 *(([.K8]*[Sheet2.$B$2])+([.L8]*[Sheet2.$C$2])+([.M8]*[Sheet2.$D$2])+([.N8]*[Sheet2.$E$2]))/[.F8])" office:value-type="float" office:value="461">
            <text:p>461</text:p>
          </table:table-cell>
          <table:table-cell table:style-name="ce25" table:formula="of:=(([.K8]*[Sheet2.$B$3])+([.L8]*[Sheet2.$C$3])+([.M8]*[Sheet2.$D$3])+([.N8]*[Sheet2.$E$3]))" office:value-type="float" office:value="160">
            <text:p>160</text:p>
          </table:table-cell>
          <table:table-cell table:style-name="ce25" table:formula="of:=(([.K8]*[Sheet2.$B$4])+([.L8]*[Sheet2.$C$4])+([.M8]*[Sheet2.$D$4])+([.N8]*[Sheet2.$E$4]))" office:value-type="float" office:value="0.4">
            <text:p>0.4</text:p>
          </table:table-cell>
          <table:table-cell table:style-name="ce28" table:formula="of:=ROUNDDOWN((([.O8]*[Sheet2.$B$5])+([.P8]*[Sheet2.$C$5])+([.Q8]*[Sheet2.$D$5])+([.R8]*[Sheet2.$E$5]))/[.F8];2)" office:value-type="float" office:value="1.15">
            <text:p>1.15</text:p>
          </table:table-cell>
          <table:table-cell table:style-name="ce28" table:formula="of:=(([.O8]*[Sheet2.$B$6])+([.P8]*[Sheet2.$C$6])+([.Q8]*[Sheet2.$D$6])+([.R8]*[Sheet2.$E$6]))" office:value-type="float" office:value="180">
            <text:p>180</text:p>
          </table:table-cell>
          <table:table-cell table:style-name="ce28" table:formula="of:=(([.O8]*[Sheet2.$B$7])+([.P8]*[Sheet2.$C$7])+([.Q8]*[Sheet2.$D$7])+([.R8]*[Sheet2.$E$7]))" office:value-type="float" office:value="0.6">
            <text:p>0.6</text:p>
          </table:table-cell>
          <table:table-cell table:style-name="ce5" table:formula="of:=ROUNDDOWN(640 *(([.S8]*[Sheet2.$B$8])+([.T8]*[Sheet2.$C$8])+([.U8]*[Sheet2.$D$8])+([.V8]*[Sheet2.$E$8]))/[.F8])" office:value-type="float" office:value="123">
            <text:p>123</text:p>
          </table:table-cell>
          <table:table-cell table:style-name="ce25" table:formula="of:=(([.S8]*[Sheet2.$B$9])+([.T8]*[Sheet2.$C$9])+([.U8]*[Sheet2.$D$9])+([.V8]*[Sheet2.$E$9]))" office:value-type="float" office:value="80">
            <text:p>80</text:p>
          </table:table-cell>
          <table:table-cell table:style-name="ce5" table:formula="of:=(([.S8]*[Sheet2.$B$10])+([.T8]*[Sheet2.$C$10])+([.U8]*[Sheet2.$D$10])+([.V8]*[Sheet2.$E$10]))" office:value-type="float" office:value="0.8">
            <text:p>0.8</text:p>
          </table:table-cell>
          <table:table-cell table:style-name="ce14" table:formula="of:=(([.W8]*[Sheet2.$B$11])+([.X8]*[Sheet2.$C$11])+([.Y8]*[Sheet2.$D$11])+([.Z8]*[Sheet2.$E$11]))" office:value-type="float" office:value="215">
            <text:p>215</text:p>
          </table:table-cell>
          <table:table-cell table:style-name="ce14" table:formula="of:=(([.W8]*[Sheet2.$B$12])+([.X8]*[Sheet2.$C$12])+([.Y8]*[Sheet2.$D$12])+([.Z8]*[Sheet2.$E$12]))" office:value-type="float" office:value="4.6">
            <text:p>4.6</text:p>
          </table:table-cell>
          <table:table-cell table:style-name="ce14" table:formula="of:=[.AY8]-[.AW8]-[.AT8]-[.AQ8]" office:value-type="float" office:value="2.8">
            <text:p>2.8</text:p>
          </table:table-cell>
          <table:table-cell table:style-name="ce5" table:formula="of:=(([.AA8]*[Sheet2.$B$13])+([.AB8]*[Sheet2.$C$13])+([.AC8]*[Sheet2.$D$13])+([.AD8]*[Sheet2.$E$13]))" office:value-type="float" office:value="144">
            <text:p>144</text:p>
          </table:table-cell>
          <table:table-cell table:style-name="ce5" table:formula="of:=(([.AA8]*[Sheet2.$B$14])+([.AB8]*[Sheet2.$C$14])+([.AC8]*[Sheet2.$D$14])+([.AD8]*[Sheet2.$E$14]))" office:value-type="float" office:value="250">
            <text:p>250</text:p>
          </table:table-cell>
          <table:table-cell table:style-name="ce14" table:formula="of:=([.AE8]*10)+([.AF8]*30)+([.AG8]*100)+([.AH8]*80)+([.AI8]*250)+([.AJ8]*2000)+([.AK8]*80)+([.AL8]*50)+([.AM8]*125)+([.AN8]*100)" office:value-type="float" office:value="80">
            <text:p>80</text:p>
          </table:table-cell>
          <table:table-cell table:style-name="ce5" table:formula="of:=[.BB8]+[.AX8]+[.AV8]+[.AS8]+[.AP8]+[.BC8]" office:value-type="float" office:value="965">
            <text:p>965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Mussurana*</text:p>
          </table:table-cell>
          <table:table-cell office:value-type="string">
            <text:p>Atgei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ROUNDDOWN(1000 *(([.K9]*[Sheet2.$B$2])+([.L9]*[Sheet2.$C$2])+([.M9]*[Sheet2.$D$2])+([.N9]*[Sheet2.$E$2]))/[.F9])" office:value-type="float" office:value="355">
            <text:p>355</text:p>
          </table:table-cell>
          <table:table-cell table:style-name="ce26" table:formula="of:=(([.K9]*[Sheet2.$B$3])+([.L9]*[Sheet2.$C$3])+([.M9]*[Sheet2.$D$3])+([.N9]*[Sheet2.$E$3]))" office:value-type="float" office:value="160">
            <text:p>160</text:p>
          </table:table-cell>
          <table:table-cell table:style-name="ce26" table:formula="of:=(([.K9]*[Sheet2.$B$4])+([.L9]*[Sheet2.$C$4])+([.M9]*[Sheet2.$D$4])+([.N9]*[Sheet2.$E$4]))" office:value-type="float" office:value="0.4">
            <text:p>0.4</text:p>
          </table:table-cell>
          <table:table-cell table:style-name="ce29" table:formula="of:=ROUNDDOWN((([.O9]*[Sheet2.$B$5])+([.P9]*[Sheet2.$C$5])+([.Q9]*[Sheet2.$D$5])+([.R9]*[Sheet2.$E$5]))/[.F9];2)" office:value-type="float" office:value="1.18">
            <text:p>1.18</text:p>
          </table:table-cell>
          <table:table-cell table:style-name="ce29" table:formula="of:=(([.O9]*[Sheet2.$B$6])+([.P9]*[Sheet2.$C$6])+([.Q9]*[Sheet2.$D$6])+([.R9]*[Sheet2.$E$6]))" office:value-type="float" office:value="240">
            <text:p>240</text:p>
          </table:table-cell>
          <table:table-cell table:style-name="ce29" table:formula="of:=(([.O9]*[Sheet2.$B$7])+([.P9]*[Sheet2.$C$7])+([.Q9]*[Sheet2.$D$7])+([.R9]*[Sheet2.$E$7]))" office:value-type="float" office:value="0.8">
            <text:p>0.8</text:p>
          </table:table-cell>
          <table:table-cell table:formula="of:=ROUNDDOWN(640 *(([.S9]*[Sheet2.$B$8])+([.T9]*[Sheet2.$C$8])+([.U9]*[Sheet2.$D$8])+([.V9]*[Sheet2.$E$8]))/[.F9])" office:value-type="float" office:value="118">
            <text:p>118</text:p>
          </table:table-cell>
          <table:table-cell table:style-name="ce26" table:formula="of:=(([.S9]*[Sheet2.$B$9])+([.T9]*[Sheet2.$C$9])+([.U9]*[Sheet2.$D$9])+([.V9]*[Sheet2.$E$9]))" office:value-type="float" office:value="100">
            <text:p>100</text:p>
          </table:table-cell>
          <table:table-cell table:formula="of:=(([.S9]*[Sheet2.$B$10])+([.T9]*[Sheet2.$C$10])+([.U9]*[Sheet2.$D$10])+([.V9]*[Sheet2.$E$10]))" office:value-type="float" office:value="1">
            <text:p>1</text:p>
          </table:table-cell>
          <table:table-cell table:formula="of:=(([.W9]*[Sheet2.$B$11])+([.X9]*[Sheet2.$C$11])+([.Y9]*[Sheet2.$D$11])+([.Z9]*[Sheet2.$E$11]))" office:value-type="float" office:value="255">
            <text:p>255</text:p>
          </table:table-cell>
          <table:table-cell table:formula="of:=(([.W9]*[Sheet2.$B$12])+([.X9]*[Sheet2.$C$12])+([.Y9]*[Sheet2.$D$12])+([.Z9]*[Sheet2.$E$12]))" office:value-type="float" office:value="5.4">
            <text:p>5.4</text:p>
          </table:table-cell>
          <table:table-cell table:formula="of:=[.AY9]-[.AW9]-[.AT9]-[.AQ9]" office:value-type="float" office:value="3.2">
            <text:p>3.2</text:p>
          </table:table-cell>
          <table:table-cell table:formula="of:=(([.AA9]*[Sheet2.$B$13])+([.AB9]*[Sheet2.$C$13])+([.AC9]*[Sheet2.$D$13])+([.AD9]*[Sheet2.$E$13]))" office:value-type="float" office:value="160">
            <text:p>160</text:p>
          </table:table-cell>
          <table:table-cell table:formula="of:=(([.AA9]*[Sheet2.$B$14])+([.AB9]*[Sheet2.$C$14])+([.AC9]*[Sheet2.$D$14])+([.AD9]*[Sheet2.$E$14]))" office:value-type="float" office:value="260">
            <text:p>260</text:p>
          </table:table-cell>
          <table:table-cell table:formula="of:=([.AE9]*10)+([.AF9]*30)+([.AG9]*100)+([.AH9]*80)+([.AI9]*250)+([.AJ9]*2000)+([.AK9]*80)+([.AL9]*50)+([.AM9]*125)+([.AN9]*100)" office:value-type="float" office:value="205">
            <text:p>205</text:p>
          </table:table-cell>
          <table:table-cell table:formula="of:=[.BB9]+[.AX9]+[.AV9]+[.AS9]+[.AP9]+[.BC9]" office:value-type="float" office:value="1220">
            <text:p>1220</text:p>
          </table:table-cell>
          <table:table-cell table:number-columns-repeated="968"/>
        </table:table-row>
        <table:table-row table:style-name="ro2">
          <table:table-cell table:style-name="ce3" office:value-type="string" table:number-columns-spanned="1" table:number-rows-spanned="3">
            <text:p>Transport</text:p>
          </table:table-cell>
          <table:table-cell table:style-name="ce6" office:value-type="string">
            <text:p>Transporter</text:p>
          </table:table-cell>
          <table:table-cell table:style-name="ce5" office:value-type="string">
            <text:p>Lena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00">
            <text:p>1800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number-columns-repeated="2" table:style-name="ce14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/>
          <table:table-cell table:style-name="ce14" office:value-type="float" office:value="6">
            <text:p>6</text:p>
          </table:table-cell>
          <table:table-cell table:number-columns-repeated="2" table:style-name="ce14"/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number-columns-repeated="4" table:style-name="ce14"/>
          <table:table-cell table:style-name="ce5" table:formula="of:=ROUNDDOWN(1000 *(([.K10]*[Sheet2.$B$2])+([.L10]*[Sheet2.$C$2])+([.M10]*[Sheet2.$D$2])+([.N10]*[Sheet2.$E$2]))/[.F10])" office:value-type="float" office:value="266">
            <text:p>266</text:p>
          </table:table-cell>
          <table:table-cell table:style-name="ce25" table:formula="of:=(([.K10]*[Sheet2.$B$3])+([.L10]*[Sheet2.$C$3])+([.M10]*[Sheet2.$D$3])+([.N10]*[Sheet2.$E$3]))" office:value-type="float" office:value="320">
            <text:p>320</text:p>
          </table:table-cell>
          <table:table-cell table:style-name="ce25" table:formula="of:=(([.K10]*[Sheet2.$B$4])+([.L10]*[Sheet2.$C$4])+([.M10]*[Sheet2.$D$4])+([.N10]*[Sheet2.$E$4]))" office:value-type="float" office:value="0.8">
            <text:p>0.8</text:p>
          </table:table-cell>
          <table:table-cell table:style-name="ce28" table:formula="of:=ROUNDDOWN((([.O10]*[Sheet2.$B$5])+([.P10]*[Sheet2.$C$5])+([.Q10]*[Sheet2.$D$5])+([.R10]*[Sheet2.$E$5]))/[.F10];2)" office:value-type="float" office:value="0.22">
            <text:p>0.22</text:p>
          </table:table-cell>
          <table:table-cell table:style-name="ce28" table:formula="of:=(([.O10]*[Sheet2.$B$6])+([.P10]*[Sheet2.$C$6])+([.Q10]*[Sheet2.$D$6])+([.R10]*[Sheet2.$E$6]))" office:value-type="float" office:value="120">
            <text:p>120</text:p>
          </table:table-cell>
          <table:table-cell table:style-name="ce28" table:formula="of:=(([.O10]*[Sheet2.$B$7])+([.P10]*[Sheet2.$C$7])+([.Q10]*[Sheet2.$D$7])+([.R10]*[Sheet2.$E$7]))" office:value-type="float" office:value="0.4">
            <text:p>0.4</text:p>
          </table:table-cell>
          <table:table-cell table:style-name="ce5" table:formula="of:=ROUNDDOWN(640 *(([.S10]*[Sheet2.$B$8])+([.T10]*[Sheet2.$C$8])+([.U10]*[Sheet2.$D$8])+([.V10]*[Sheet2.$E$8]))/[.F10])" office:value-type="float" office:value="62">
            <text:p>62</text:p>
          </table:table-cell>
          <table:table-cell table:style-name="ce25" table:formula="of:=(([.S10]*[Sheet2.$B$9])+([.T10]*[Sheet2.$C$9])+([.U10]*[Sheet2.$D$9])+([.V10]*[Sheet2.$E$9]))" office:value-type="float" office:value="145">
            <text:p>145</text:p>
          </table:table-cell>
          <table:table-cell table:style-name="ce5" table:formula="of:=(([.S10]*[Sheet2.$B$10])+([.T10]*[Sheet2.$C$10])+([.U10]*[Sheet2.$D$10])+([.V10]*[Sheet2.$E$10]))" office:value-type="float" office:value="1.4">
            <text:p>1.4</text:p>
          </table:table-cell>
          <table:table-cell table:style-name="ce14" table:formula="of:=(([.W10]*[Sheet2.$B$11])+([.X10]*[Sheet2.$C$11])+([.Y10]*[Sheet2.$D$11])+([.Z10]*[Sheet2.$E$11]))" office:value-type="float" office:value="215">
            <text:p>215</text:p>
          </table:table-cell>
          <table:table-cell table:style-name="ce14" table:formula="of:=(([.W10]*[Sheet2.$B$12])+([.X10]*[Sheet2.$C$12])+([.Y10]*[Sheet2.$D$12])+([.Z10]*[Sheet2.$E$12]))" office:value-type="float" office:value="4.6">
            <text:p>4.6</text:p>
          </table:table-cell>
          <table:table-cell table:style-name="ce14" table:formula="of:=[.AY10]-[.AW10]-[.AT10]-[.AQ10]" office:value-type="float" office:value="2">
            <text:p>2</text:p>
          </table:table-cell>
          <table:table-cell table:style-name="ce5" table:formula="of:=(([.AA10]*[Sheet2.$B$13])+([.AB10]*[Sheet2.$C$13])+([.AC10]*[Sheet2.$D$13])+([.AD10]*[Sheet2.$E$13]))" office:value-type="float" office:value="384">
            <text:p>384</text:p>
          </table:table-cell>
          <table:table-cell table:style-name="ce5" table:formula="of:=(([.AA10]*[Sheet2.$B$14])+([.AB10]*[Sheet2.$C$14])+([.AC10]*[Sheet2.$D$14])+([.AD10]*[Sheet2.$E$14]))" office:value-type="float" office:value="600">
            <text:p>600</text:p>
          </table:table-cell>
          <table:table-cell table:style-name="ce14" table:formula="of:=([.AE10]*10)+([.AF10]*30)+([.AG10]*100)+([.AH10]*80)+([.AI10]*250)+([.AJ10]*2000)+([.AK10]*80)+([.AL10]*50)+([.AM10]*125)+([.AN10]*100)" office:value-type="float" office:value="30">
            <text:p>30</text:p>
          </table:table-cell>
          <table:table-cell table:style-name="ce5" table:formula="of:=[.BB10]+[.AX10]+[.AV10]+[.AS10]+[.AP10]+[.BC10]" office:value-type="float" office:value="1430">
            <text:p>1430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Ghavial*</text:p>
          </table:table-cell>
          <table:table-cell office:value-type="string">
            <text:p>Kolyma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00">
            <text:p>40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ROUNDDOWN(1000 *(([.K11]*[Sheet2.$B$2])+([.L11]*[Sheet2.$C$2])+([.M11]*[Sheet2.$D$2])+([.N11]*[Sheet2.$E$2]))/[.F11])" office:value-type="float" office:value="240">
            <text:p>240</text:p>
          </table:table-cell>
          <table:table-cell table:style-name="ce26" table:formula="of:=(([.K11]*[Sheet2.$B$3])+([.L11]*[Sheet2.$C$3])+([.M11]*[Sheet2.$D$3])+([.N11]*[Sheet2.$E$3]))" office:value-type="float" office:value="590">
            <text:p>590</text:p>
          </table:table-cell>
          <table:table-cell table:style-name="ce26" table:formula="of:=(([.K11]*[Sheet2.$B$4])+([.L11]*[Sheet2.$C$4])+([.M11]*[Sheet2.$D$4])+([.N11]*[Sheet2.$E$4]))" office:value-type="float" office:value="1.35">
            <text:p>1.35</text:p>
          </table:table-cell>
          <table:table-cell table:style-name="ce29" table:formula="of:=ROUNDDOWN((([.O11]*[Sheet2.$B$5])+([.P11]*[Sheet2.$C$5])+([.Q11]*[Sheet2.$D$5])+([.R11]*[Sheet2.$E$5]))/[.F11];2)" office:value-type="float" office:value="0.25">
            <text:p>0.25</text:p>
          </table:table-cell>
          <table:table-cell table:style-name="ce29" table:formula="of:=(([.O11]*[Sheet2.$B$6])+([.P11]*[Sheet2.$C$6])+([.Q11]*[Sheet2.$D$6])+([.R11]*[Sheet2.$E$6]))" office:value-type="float" office:value="300">
            <text:p>300</text:p>
          </table:table-cell>
          <table:table-cell table:style-name="ce29" table:formula="of:=(([.O11]*[Sheet2.$B$7])+([.P11]*[Sheet2.$C$7])+([.Q11]*[Sheet2.$D$7])+([.R11]*[Sheet2.$E$7]))" office:value-type="float" office:value="1">
            <text:p>1</text:p>
          </table:table-cell>
          <table:table-cell table:formula="of:=ROUNDDOWN(640 *(([.S11]*[Sheet2.$B$8])+([.T11]*[Sheet2.$C$8])+([.U11]*[Sheet2.$D$8])+([.V11]*[Sheet2.$E$8]))/[.F11])" office:value-type="float" office:value="64">
            <text:p>64</text:p>
          </table:table-cell>
          <table:table-cell table:style-name="ce26" table:formula="of:=(([.S11]*[Sheet2.$B$9])+([.T11]*[Sheet2.$C$9])+([.U11]*[Sheet2.$D$9])+([.V11]*[Sheet2.$E$9]))" office:value-type="float" office:value="340">
            <text:p>340</text:p>
          </table:table-cell>
          <table:table-cell table:formula="of:=(([.S11]*[Sheet2.$B$10])+([.T11]*[Sheet2.$C$10])+([.U11]*[Sheet2.$D$10])+([.V11]*[Sheet2.$E$10]))" office:value-type="float" office:value="3.2">
            <text:p>3.2</text:p>
          </table:table-cell>
          <table:table-cell table:formula="of:=(([.W11]*[Sheet2.$B$11])+([.X11]*[Sheet2.$C$11])+([.Y11]*[Sheet2.$D$11])+([.Z11]*[Sheet2.$E$11]))" office:value-type="float" office:value="350">
            <text:p>350</text:p>
          </table:table-cell>
          <table:table-cell table:formula="of:=(([.W11]*[Sheet2.$B$12])+([.X11]*[Sheet2.$C$12])+([.Y11]*[Sheet2.$D$12])+([.Z11]*[Sheet2.$E$12]))" office:value-type="float" office:value="7.6">
            <text:p>7.6</text:p>
          </table:table-cell>
          <table:table-cell table:formula="of:=[.AY11]-[.AW11]-[.AT11]-[.AQ11]" office:value-type="float" office:value="2.05">
            <text:p>2.05</text:p>
          </table:table-cell>
          <table:table-cell table:formula="of:=(([.AA11]*[Sheet2.$B$13])+([.AB11]*[Sheet2.$C$13])+([.AC11]*[Sheet2.$D$13])+([.AD11]*[Sheet2.$E$13]))" office:value-type="float" office:value="448">
            <text:p>448</text:p>
          </table:table-cell>
          <table:table-cell table:formula="of:=(([.AA11]*[Sheet2.$B$14])+([.AB11]*[Sheet2.$C$14])+([.AC11]*[Sheet2.$D$14])+([.AD11]*[Sheet2.$E$14]))" office:value-type="float" office:value="675">
            <text:p>675</text:p>
          </table:table-cell>
          <table:table-cell table:formula="of:=([.AE11]*10)+([.AF11]*30)+([.AG11]*100)+([.AH11]*80)+([.AI11]*250)+([.AJ11]*2000)+([.AK11]*80)+([.AL11]*50)+([.AM11]*125)+([.AN11]*100)" office:value-type="float" office:value="130">
            <text:p>130</text:p>
          </table:table-cell>
          <table:table-cell table:formula="of:=[.BB11]+[.AX11]+[.AV11]+[.AS11]+[.AP11]+[.BC11]" office:value-type="float" office:value="2385">
            <text:p>2385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Ophidian*</text:p>
          </table:table-cell>
          <table:table-cell office:value-type="string">
            <text:p>Araguai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K12]*[Sheet2.$B$2])+([.L12]*[Sheet2.$C$2])+([.M12]*[Sheet2.$D$2])+([.N12]*[Sheet2.$E$2]))/[.F12])" office:value-type="float" office:value="300">
            <text:p>300</text:p>
          </table:table-cell>
          <table:table-cell table:style-name="ce26" table:formula="of:=(([.K12]*[Sheet2.$B$3])+([.L12]*[Sheet2.$C$3])+([.M12]*[Sheet2.$D$3])+([.N12]*[Sheet2.$E$3]))" office:value-type="float" office:value="320">
            <text:p>320</text:p>
          </table:table-cell>
          <table:table-cell table:style-name="ce26" table:formula="of:=(([.K12]*[Sheet2.$B$4])+([.L12]*[Sheet2.$C$4])+([.M12]*[Sheet2.$D$4])+([.N12]*[Sheet2.$E$4]))" office:value-type="float" office:value="0.8">
            <text:p>0.8</text:p>
          </table:table-cell>
          <table:table-cell table:style-name="ce29" table:formula="of:=ROUNDDOWN((([.O12]*[Sheet2.$B$5])+([.P12]*[Sheet2.$C$5])+([.Q12]*[Sheet2.$D$5])+([.R12]*[Sheet2.$E$5]))/[.F12];2)" office:value-type="float" office:value="0.5">
            <text:p>0.5</text:p>
          </table:table-cell>
          <table:table-cell table:style-name="ce29" table:formula="of:=(([.O12]*[Sheet2.$B$6])+([.P12]*[Sheet2.$C$6])+([.Q12]*[Sheet2.$D$6])+([.R12]*[Sheet2.$E$6]))" office:value-type="float" office:value="240">
            <text:p>240</text:p>
          </table:table-cell>
          <table:table-cell table:style-name="ce29" table:formula="of:=(([.O12]*[Sheet2.$B$7])+([.P12]*[Sheet2.$C$7])+([.Q12]*[Sheet2.$D$7])+([.R12]*[Sheet2.$E$7]))" office:value-type="float" office:value="0.8">
            <text:p>0.8</text:p>
          </table:table-cell>
          <table:table-cell table:formula="of:=ROUNDDOWN(640 *(([.S12]*[Sheet2.$B$8])+([.T12]*[Sheet2.$C$8])+([.U12]*[Sheet2.$D$8])+([.V12]*[Sheet2.$E$8]))/[.F12])" office:value-type="float" office:value="80">
            <text:p>80</text:p>
          </table:table-cell>
          <table:table-cell table:style-name="ce26" table:formula="of:=(([.S12]*[Sheet2.$B$9])+([.T12]*[Sheet2.$C$9])+([.U12]*[Sheet2.$D$9])+([.V12]*[Sheet2.$E$9]))" office:value-type="float" office:value="170">
            <text:p>170</text:p>
          </table:table-cell>
          <table:table-cell table:formula="of:=(([.S12]*[Sheet2.$B$10])+([.T12]*[Sheet2.$C$10])+([.U12]*[Sheet2.$D$10])+([.V12]*[Sheet2.$E$10]))" office:value-type="float" office:value="1.6">
            <text:p>1.6</text:p>
          </table:table-cell>
          <table:table-cell table:formula="of:=(([.W12]*[Sheet2.$B$11])+([.X12]*[Sheet2.$C$11])+([.Y12]*[Sheet2.$D$11])+([.Z12]*[Sheet2.$E$11]))" office:value-type="float" office:value="270">
            <text:p>270</text:p>
          </table:table-cell>
          <table:table-cell table:formula="of:=(([.W12]*[Sheet2.$B$12])+([.X12]*[Sheet2.$C$12])+([.Y12]*[Sheet2.$D$12])+([.Z12]*[Sheet2.$E$12]))" office:value-type="float" office:value="6">
            <text:p>6</text:p>
          </table:table-cell>
          <table:table-cell table:formula="of:=[.AY12]-[.AW12]-[.AT12]-[.AQ12]" office:value-type="float" office:value="2.8">
            <text:p>2.8</text:p>
          </table:table-cell>
          <table:table-cell table:formula="of:=(([.AA12]*[Sheet2.$B$13])+([.AB12]*[Sheet2.$C$13])+([.AC12]*[Sheet2.$D$13])+([.AD12]*[Sheet2.$E$13]))" office:value-type="float" office:value="192">
            <text:p>192</text:p>
          </table:table-cell>
          <table:table-cell table:formula="of:=(([.AA12]*[Sheet2.$B$14])+([.AB12]*[Sheet2.$C$14])+([.AC12]*[Sheet2.$D$14])+([.AD12]*[Sheet2.$E$14]))" office:value-type="float" office:value="300">
            <text:p>300</text:p>
          </table:table-cell>
          <table:table-cell table:formula="of:=([.AE12]*10)+([.AF12]*30)+([.AG12]*100)+([.AH12]*80)+([.AI12]*250)+([.AJ12]*2000)+([.AK12]*80)+([.AL12]*50)+([.AM12]*125)+([.AN12]*100)" office:value-type="float" office:value="180">
            <text:p>180</text:p>
          </table:table-cell>
          <table:table-cell table:formula="of:=[.BB12]+[.AX12]+[.AV12]+[.AS12]+[.AP12]+[.BC12]" office:value-type="float" office:value="1480">
            <text:p>1480</text:p>
          </table:table-cell>
          <table:table-cell table:number-columns-repeated="968"/>
        </table:table-row>
        <table:table-row table:style-name="ro5">
          <table:table-cell table:style-name="ce3" office:value-type="string" table:number-columns-spanned="1" table:number-rows-spanned="5">
            <text:p>Freighter</text:p>
          </table:table-cell>
          <table:table-cell table:style-name="ce5" office:value-type="string">
            <text:p>Adder</text:p>
          </table:table-cell>
          <table:table-cell table:style-name="ce5" office:value-type="string">
            <text:p>Tarpan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000">
            <text:p>9000</text:p>
          </table:table-cell>
          <table:table-cell table:style-name="ce5" office:value-type="float" office:value="750">
            <text:p>750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2">
            <text:p>2</text:p>
          </table:table-cell>
          <table:table-cell table:number-columns-repeated="2" table:style-name="ce14"/>
          <table:table-cell table:style-name="ce14" office:value-type="float" office:value="2">
            <text:p>2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4"/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/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6" table:style-name="ce10"/>
          <table:table-cell table:number-columns-repeated="3" table:style-name="ce14"/>
          <table:table-cell table:style-name="ce14" office:value-type="float" office:value="1">
            <text:p>1</text:p>
          </table:table-cell>
          <table:table-cell table:style-name="ce5" table:formula="of:=ROUNDDOWN(1000 *(([.K13]*[Sheet2.$B$2])+([.L13]*[Sheet2.$C$2])+([.M13]*[Sheet2.$D$2])+([.N13]*[Sheet2.$E$2]))/[.F13])" office:value-type="float" office:value="133">
            <text:p>133</text:p>
          </table:table-cell>
          <table:table-cell table:style-name="ce25" table:formula="of:=(([.K13]*[Sheet2.$B$3])+([.L13]*[Sheet2.$C$3])+([.M13]*[Sheet2.$D$3])+([.N13]*[Sheet2.$E$3]))" office:value-type="float" office:value="700">
            <text:p>700</text:p>
          </table:table-cell>
          <table:table-cell table:style-name="ce25" table:formula="of:=(([.K13]*[Sheet2.$B$4])+([.L13]*[Sheet2.$C$4])+([.M13]*[Sheet2.$D$4])+([.N13]*[Sheet2.$E$4]))" office:value-type="float" office:value="1.5">
            <text:p>1.5</text:p>
          </table:table-cell>
          <table:table-cell table:style-name="ce28" table:formula="of:=ROUNDDOWN((([.O13]*[Sheet2.$B$5])+([.P13]*[Sheet2.$C$5])+([.Q13]*[Sheet2.$D$5])+([.R13]*[Sheet2.$E$5]))/[.F13];2)" office:value-type="float" office:value="0.08">
            <text:p>0.08</text:p>
          </table:table-cell>
          <table:table-cell table:style-name="ce28" table:formula="of:=(([.O13]*[Sheet2.$B$6])+([.P13]*[Sheet2.$C$6])+([.Q13]*[Sheet2.$D$6])+([.R13]*[Sheet2.$E$6]))" office:value-type="float" office:value="240">
            <text:p>240</text:p>
          </table:table-cell>
          <table:table-cell table:style-name="ce28" table:formula="of:=(([.O13]*[Sheet2.$B$7])+([.P13]*[Sheet2.$C$7])+([.Q13]*[Sheet2.$D$7])+([.R13]*[Sheet2.$E$7]))" office:value-type="float" office:value="0.8">
            <text:p>0.8</text:p>
          </table:table-cell>
          <table:table-cell table:style-name="ce5" table:formula="of:=ROUNDDOWN(640 *(([.S13]*[Sheet2.$B$8])+([.T13]*[Sheet2.$C$8])+([.U13]*[Sheet2.$D$8])+([.V13]*[Sheet2.$E$8]))/[.F13])" office:value-type="float" office:value="7">
            <text:p>7</text:p>
          </table:table-cell>
          <table:table-cell table:style-name="ce25" table:formula="of:=(([.S13]*[Sheet2.$B$9])+([.T13]*[Sheet2.$C$9])+([.U13]*[Sheet2.$D$9])+([.V13]*[Sheet2.$E$9]))" office:value-type="float" office:value="85">
            <text:p>85</text:p>
          </table:table-cell>
          <table:table-cell table:style-name="ce5" table:formula="of:=(([.S13]*[Sheet2.$B$10])+([.T13]*[Sheet2.$C$10])+([.U13]*[Sheet2.$D$10])+([.V13]*[Sheet2.$E$10]))" office:value-type="float" office:value="0.8">
            <text:p>0.8</text:p>
          </table:table-cell>
          <table:table-cell table:style-name="ce14" table:formula="of:=(([.W13]*[Sheet2.$B$11])+([.X13]*[Sheet2.$C$11])+([.Y13]*[Sheet2.$D$11])+([.Z13]*[Sheet2.$E$11]))" office:value-type="float" office:value="405">
            <text:p>405</text:p>
          </table:table-cell>
          <table:table-cell table:style-name="ce14" table:formula="of:=(([.W13]*[Sheet2.$B$12])+([.X13]*[Sheet2.$C$12])+([.Y13]*[Sheet2.$D$12])+([.Z13]*[Sheet2.$E$12]))" office:value-type="float" office:value="9">
            <text:p>9</text:p>
          </table:table-cell>
          <table:table-cell table:style-name="ce14" table:formula="of:=[.AY13]-[.AW13]-[.AT13]-[.AQ13]" office:value-type="float" office:value="5.9">
            <text:p>5.9</text:p>
          </table:table-cell>
          <table:table-cell table:style-name="ce5" table:formula="of:=(([.AA13]*[Sheet2.$B$13])+([.AB13]*[Sheet2.$C$13])+([.AC13]*[Sheet2.$D$13])+([.AD13]*[Sheet2.$E$13]))" office:value-type="float" office:value="448">
            <text:p>448</text:p>
          </table:table-cell>
          <table:table-cell table:style-name="ce5" table:formula="of:=(([.AA13]*[Sheet2.$B$14])+([.AB13]*[Sheet2.$C$14])+([.AC13]*[Sheet2.$D$14])+([.AD13]*[Sheet2.$E$14]))" office:value-type="float" office:value="675">
            <text:p>675</text:p>
          </table:table-cell>
          <table:table-cell table:style-name="ce14" table:formula="of:=([.AE13]*10)+([.AF13]*30)+([.AG13]*100)+([.AH13]*80)+([.AI13]*250)+([.AJ13]*2000)+([.AK13]*80)+([.AL13]*50)+([.AM13]*125)+([.AN13]*100)" office:value-type="float" office:value="100">
            <text:p>100</text:p>
          </table:table-cell>
          <table:table-cell table:style-name="ce5" table:formula="of:=[.BB13]+[.AX13]+[.AV13]+[.AS13]+[.AP13]+[.BC13]" office:value-type="float" office:value="2205">
            <text:p>2205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Python</text:p>
          </table:table-cell>
          <table:table-cell office:value-type="string">
            <text:p>Tabapu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7000">
            <text:p>17000</text:p>
          </table:table-cell>
          <table:table-cell office:value-type="float" office:value="1200">
            <text:p>1200</text:p>
          </table:table-cell>
          <table:table-cell office:value-type="float" office:value="3750">
            <text:p>3750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K14]*[Sheet2.$B$2])+([.L14]*[Sheet2.$C$2])+([.M14]*[Sheet2.$D$2])+([.N14]*[Sheet2.$E$2]))/[.F14])" office:value-type="float" office:value="105">
            <text:p>105</text:p>
          </table:table-cell>
          <table:table-cell table:style-name="ce26" table:formula="of:=(([.K14]*[Sheet2.$B$3])+([.L14]*[Sheet2.$C$3])+([.M14]*[Sheet2.$D$3])+([.N14]*[Sheet2.$E$3]))" office:value-type="float" office:value="1050">
            <text:p>1050</text:p>
          </table:table-cell>
          <table:table-cell table:style-name="ce26" table:formula="of:=(([.K14]*[Sheet2.$B$4])+([.L14]*[Sheet2.$C$4])+([.M14]*[Sheet2.$D$4])+([.N14]*[Sheet2.$E$4]))" office:value-type="float" office:value="2.25">
            <text:p>2.25</text:p>
          </table:table-cell>
          <table:table-cell table:style-name="ce29" table:formula="of:=ROUNDDOWN((([.O14]*[Sheet2.$B$5])+([.P14]*[Sheet2.$C$5])+([.Q14]*[Sheet2.$D$5])+([.R14]*[Sheet2.$E$5]))/[.F14];2)" office:value-type="float" office:value="0.09">
            <text:p>0.09</text:p>
          </table:table-cell>
          <table:table-cell table:style-name="ce29" table:formula="of:=(([.O14]*[Sheet2.$B$6])+([.P14]*[Sheet2.$C$6])+([.Q14]*[Sheet2.$D$6])+([.R14]*[Sheet2.$E$6]))" office:value-type="float" office:value="430">
            <text:p>430</text:p>
          </table:table-cell>
          <table:table-cell table:style-name="ce29" table:formula="of:=(([.O14]*[Sheet2.$B$7])+([.P14]*[Sheet2.$C$7])+([.Q14]*[Sheet2.$D$7])+([.R14]*[Sheet2.$E$7]))" office:value-type="float" office:value="1.35">
            <text:p>1.35</text:p>
          </table:table-cell>
          <table:table-cell table:formula="of:=ROUNDDOWN(640 *(([.S14]*[Sheet2.$B$8])+([.T14]*[Sheet2.$C$8])+([.U14]*[Sheet2.$D$8])+([.V14]*[Sheet2.$E$8]))/[.F14])" office:value-type="float" office:value="3">
            <text:p>3</text:p>
          </table:table-cell>
          <table:table-cell table:style-name="ce26" table:formula="of:=(([.S14]*[Sheet2.$B$9])+([.T14]*[Sheet2.$C$9])+([.U14]*[Sheet2.$D$9])+([.V14]*[Sheet2.$E$9]))" office:value-type="float" office:value="85">
            <text:p>85</text:p>
          </table:table-cell>
          <table:table-cell table:formula="of:=(([.S14]*[Sheet2.$B$10])+([.T14]*[Sheet2.$C$10])+([.U14]*[Sheet2.$D$10])+([.V14]*[Sheet2.$E$10]))" office:value-type="float" office:value="0.8">
            <text:p>0.8</text:p>
          </table:table-cell>
          <table:table-cell table:formula="of:=(([.W14]*[Sheet2.$B$11])+([.X14]*[Sheet2.$C$11])+([.Y14]*[Sheet2.$D$11])+([.Z14]*[Sheet2.$E$11]))" office:value-type="float" office:value="525">
            <text:p>525</text:p>
          </table:table-cell>
          <table:table-cell table:formula="of:=(([.W14]*[Sheet2.$B$12])+([.X14]*[Sheet2.$C$12])+([.Y14]*[Sheet2.$D$12])+([.Z14]*[Sheet2.$E$12]))" office:value-type="float" office:value="11.4">
            <text:p>11.4</text:p>
          </table:table-cell>
          <table:table-cell table:formula="of:=[.AY14]-[.AW14]-[.AT14]-[.AQ14]" office:value-type="float" office:value="7">
            <text:p>7</text:p>
          </table:table-cell>
          <table:table-cell table:formula="of:=(([.AA14]*[Sheet2.$B$13])+([.AB14]*[Sheet2.$C$13])+([.AC14]*[Sheet2.$D$13])+([.AD14]*[Sheet2.$E$13]))" office:value-type="float" office:value="768">
            <text:p>768</text:p>
          </table:table-cell>
          <table:table-cell table:formula="of:=(([.AA14]*[Sheet2.$B$14])+([.AB14]*[Sheet2.$C$14])+([.AC14]*[Sheet2.$D$14])+([.AD14]*[Sheet2.$E$14]))" office:value-type="float" office:value="1125">
            <text:p>1125</text:p>
          </table:table-cell>
          <table:table-cell table:formula="of:=([.AE14]*10)+([.AF14]*30)+([.AG14]*100)+([.AH14]*80)+([.AI14]*250)+([.AJ14]*2000)+([.AK14]*80)+([.AL14]*50)+([.AM14]*125)+([.AN14]*100)" office:value-type="float" office:value="100">
            <text:p>100</text:p>
          </table:table-cell>
          <table:table-cell table:formula="of:=[.BB14]+[.AX14]+[.AV14]+[.AS14]+[.AP14]+[.BC14]" office:value-type="float" office:value="3315">
            <text:p>3315</text:p>
          </table:table-cell>
          <table:table-cell table:number-columns-repeated="968"/>
        </table:table-row>
        <table:table-row table:style-name="ro5">
          <table:covered-table-cell/>
          <table:table-cell table:style-name="ce7" office:value-type="string">
            <text:p>Boa</text:p>
          </table:table-cell>
          <table:table-cell office:value-type="string">
            <text:p>Charolai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0000">
            <text:p>30000</text:p>
          </table:table-cell>
          <table:table-cell office:value-type="float" office:value="1750">
            <text:p>1750</text:p>
          </table:table-cell>
          <table:table-cell office:value-type="float" office:value="6000">
            <text:p>6000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K15]*[Sheet2.$B$2])+([.L15]*[Sheet2.$C$2])+([.M15]*[Sheet2.$D$2])+([.N15]*[Sheet2.$E$2]))/[.F15])" office:value-type="float" office:value="100">
            <text:p>100</text:p>
          </table:table-cell>
          <table:table-cell table:style-name="ce26" table:formula="of:=(([.K15]*[Sheet2.$B$3])+([.L15]*[Sheet2.$C$3])+([.M15]*[Sheet2.$D$3])+([.N15]*[Sheet2.$E$3]))" office:value-type="float" office:value="1750">
            <text:p>1750</text:p>
          </table:table-cell>
          <table:table-cell table:style-name="ce26" table:formula="of:=(([.K15]*[Sheet2.$B$4])+([.L15]*[Sheet2.$C$4])+([.M15]*[Sheet2.$D$4])+([.N15]*[Sheet2.$E$4]))" office:value-type="float" office:value="3.75">
            <text:p>3.75</text:p>
          </table:table-cell>
          <table:table-cell table:style-name="ce29" table:formula="of:=ROUNDDOWN((([.O15]*[Sheet2.$B$5])+([.P15]*[Sheet2.$C$5])+([.Q15]*[Sheet2.$D$5])+([.R15]*[Sheet2.$E$5]))/[.F15];2)" office:value-type="float" office:value="0.06">
            <text:p>0.06</text:p>
          </table:table-cell>
          <table:table-cell table:style-name="ce29" table:formula="of:=(([.O15]*[Sheet2.$B$6])+([.P15]*[Sheet2.$C$6])+([.Q15]*[Sheet2.$D$6])+([.R15]*[Sheet2.$E$6]))" office:value-type="float" office:value="500">
            <text:p>500</text:p>
          </table:table-cell>
          <table:table-cell table:style-name="ce29" table:formula="of:=(([.O15]*[Sheet2.$B$7])+([.P15]*[Sheet2.$C$7])+([.Q15]*[Sheet2.$D$7])+([.R15]*[Sheet2.$E$7]))" office:value-type="float" office:value="1.5">
            <text:p>1.5</text:p>
          </table:table-cell>
          <table:table-cell table:formula="of:=ROUNDDOWN(640 *(([.S15]*[Sheet2.$B$8])+([.T15]*[Sheet2.$C$8])+([.U15]*[Sheet2.$D$8])+([.V15]*[Sheet2.$E$8]))/[.F15])" office:value-type="float" office:value="4">
            <text:p>4</text:p>
          </table:table-cell>
          <table:table-cell table:style-name="ce26" table:formula="of:=(([.S15]*[Sheet2.$B$9])+([.T15]*[Sheet2.$C$9])+([.U15]*[Sheet2.$D$9])+([.V15]*[Sheet2.$E$9]))" office:value-type="float" office:value="170">
            <text:p>170</text:p>
          </table:table-cell>
          <table:table-cell table:formula="of:=(([.S15]*[Sheet2.$B$10])+([.T15]*[Sheet2.$C$10])+([.U15]*[Sheet2.$D$10])+([.V15]*[Sheet2.$E$10]))" office:value-type="float" office:value="1.6">
            <text:p>1.6</text:p>
          </table:table-cell>
          <table:table-cell table:formula="of:=(([.W15]*[Sheet2.$B$11])+([.X15]*[Sheet2.$C$11])+([.Y15]*[Sheet2.$D$11])+([.Z15]*[Sheet2.$E$11]))" office:value-type="float" office:value="540">
            <text:p>540</text:p>
          </table:table-cell>
          <table:table-cell table:formula="of:=(([.W15]*[Sheet2.$B$12])+([.X15]*[Sheet2.$C$12])+([.Y15]*[Sheet2.$D$12])+([.Z15]*[Sheet2.$E$12]))" office:value-type="float" office:value="12">
            <text:p>12</text:p>
          </table:table-cell>
          <table:table-cell table:formula="of:=[.AY15]-[.AW15]-[.AT15]-[.AQ15]" office:value-type="float" office:value="5.15">
            <text:p>5.15</text:p>
          </table:table-cell>
          <table:table-cell table:formula="of:=(([.AA15]*[Sheet2.$B$13])+([.AB15]*[Sheet2.$C$13])+([.AC15]*[Sheet2.$D$13])+([.AD15]*[Sheet2.$E$13]))" office:value-type="float" office:value="1280">
            <text:p>1280</text:p>
          </table:table-cell>
          <table:table-cell table:formula="of:=(([.AA15]*[Sheet2.$B$14])+([.AB15]*[Sheet2.$C$14])+([.AC15]*[Sheet2.$D$14])+([.AD15]*[Sheet2.$E$14]))" office:value-type="float" office:value="1875">
            <text:p>1875</text:p>
          </table:table-cell>
          <table:table-cell table:formula="of:=([.AE15]*10)+([.AF15]*30)+([.AG15]*100)+([.AH15]*80)+([.AI15]*250)+([.AJ15]*2000)+([.AK15]*80)+([.AL15]*50)+([.AM15]*125)+([.AN15]*100)" office:value-type="float" office:value="100">
            <text:p>100</text:p>
          </table:table-cell>
          <table:table-cell table:formula="of:=[.BB15]+[.AX15]+[.AV15]+[.AS15]+[.AP15]+[.BC15]" office:value-type="float" office:value="4935">
            <text:p>4935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Monitor*</text:p>
          </table:table-cell>
          <table:table-cell office:value-type="string">
            <text:p>Garvonesa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6000">
            <text:p>26000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K16]*[Sheet2.$B$2])+([.L16]*[Sheet2.$C$2])+([.M16]*[Sheet2.$D$2])+([.N16]*[Sheet2.$E$2]))/[.F16])" office:value-type="float" office:value="92">
            <text:p>92</text:p>
          </table:table-cell>
          <table:table-cell table:style-name="ce26" table:formula="of:=(([.K16]*[Sheet2.$B$3])+([.L16]*[Sheet2.$C$3])+([.M16]*[Sheet2.$D$3])+([.N16]*[Sheet2.$E$3]))" office:value-type="float" office:value="1400">
            <text:p>1400</text:p>
          </table:table-cell>
          <table:table-cell table:style-name="ce26" table:formula="of:=(([.K16]*[Sheet2.$B$4])+([.L16]*[Sheet2.$C$4])+([.M16]*[Sheet2.$D$4])+([.N16]*[Sheet2.$E$4]))" office:value-type="float" office:value="3">
            <text:p>3</text:p>
          </table:table-cell>
          <table:table-cell table:style-name="ce29" table:formula="of:=ROUNDDOWN((([.O16]*[Sheet2.$B$5])+([.P16]*[Sheet2.$C$5])+([.Q16]*[Sheet2.$D$5])+([.R16]*[Sheet2.$E$5]))/[.F16];2)" office:value-type="float" office:value="0.06">
            <text:p>0.06</text:p>
          </table:table-cell>
          <table:table-cell table:style-name="ce29" table:formula="of:=(([.O16]*[Sheet2.$B$6])+([.P16]*[Sheet2.$C$6])+([.Q16]*[Sheet2.$D$6])+([.R16]*[Sheet2.$E$6]))" office:value-type="float" office:value="430">
            <text:p>430</text:p>
          </table:table-cell>
          <table:table-cell table:style-name="ce29" table:formula="of:=(([.O16]*[Sheet2.$B$7])+([.P16]*[Sheet2.$C$7])+([.Q16]*[Sheet2.$D$7])+([.R16]*[Sheet2.$E$7]))" office:value-type="float" office:value="1.35">
            <text:p>1.35</text:p>
          </table:table-cell>
          <table:table-cell table:formula="of:=ROUNDDOWN(640 *(([.S16]*[Sheet2.$B$8])+([.T16]*[Sheet2.$C$8])+([.U16]*[Sheet2.$D$8])+([.V16]*[Sheet2.$E$8]))/[.F16])" office:value-type="float" office:value="4">
            <text:p>4</text:p>
          </table:table-cell>
          <table:table-cell table:style-name="ce26" table:formula="of:=(([.S16]*[Sheet2.$B$9])+([.T16]*[Sheet2.$C$9])+([.U16]*[Sheet2.$D$9])+([.V16]*[Sheet2.$E$9]))" office:value-type="float" office:value="170">
            <text:p>170</text:p>
          </table:table-cell>
          <table:table-cell table:formula="of:=(([.S16]*[Sheet2.$B$10])+([.T16]*[Sheet2.$C$10])+([.U16]*[Sheet2.$D$10])+([.V16]*[Sheet2.$E$10]))" office:value-type="float" office:value="1.6">
            <text:p>1.6</text:p>
          </table:table-cell>
          <table:table-cell table:formula="of:=(([.W16]*[Sheet2.$B$11])+([.X16]*[Sheet2.$C$11])+([.Y16]*[Sheet2.$D$11])+([.Z16]*[Sheet2.$E$11]))" office:value-type="float" office:value="565">
            <text:p>565</text:p>
          </table:table-cell>
          <table:table-cell table:formula="of:=(([.W16]*[Sheet2.$B$12])+([.X16]*[Sheet2.$C$12])+([.Y16]*[Sheet2.$D$12])+([.Z16]*[Sheet2.$E$12]))" office:value-type="float" office:value="12.2">
            <text:p>12.2</text:p>
          </table:table-cell>
          <table:table-cell table:formula="of:=[.AY16]-[.AW16]-[.AT16]-[.AQ16]" office:value-type="float" office:value="6.25">
            <text:p>6.25</text:p>
          </table:table-cell>
          <table:table-cell table:formula="of:=(([.AA16]*[Sheet2.$B$13])+([.AB16]*[Sheet2.$C$13])+([.AC16]*[Sheet2.$D$13])+([.AD16]*[Sheet2.$E$13]))" office:value-type="float" office:value="1024">
            <text:p>1024</text:p>
          </table:table-cell>
          <table:table-cell table:formula="of:=(([.AA16]*[Sheet2.$B$14])+([.AB16]*[Sheet2.$C$14])+([.AC16]*[Sheet2.$D$14])+([.AD16]*[Sheet2.$E$14]))" office:value-type="float" office:value="1500">
            <text:p>1500</text:p>
          </table:table-cell>
          <table:table-cell table:formula="of:=([.AE16]*10)+([.AF16]*30)+([.AG16]*100)+([.AH16]*80)+([.AI16]*250)+([.AJ16]*2000)+([.AK16]*80)+([.AL16]*50)+([.AM16]*125)+([.AN16]*100)" office:value-type="float" office:value="100">
            <text:p>100</text:p>
          </table:table-cell>
          <table:table-cell table:formula="of:=[.BB16]+[.AX16]+[.AV16]+[.AS16]+[.AP16]+[.BC16]" office:value-type="float" office:value="4165">
            <text:p>4165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Monitor 2*</text:p>
          </table:table-cell>
          <table:table-cell office:value-type="string">
            <text:p>Alentejana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5000">
            <text:p>35000</text:p>
          </table:table-cell>
          <table:table-cell office:value-type="float" office:value="2300">
            <text:p>2300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K17]*[Sheet2.$B$2])+([.L17]*[Sheet2.$C$2])+([.M17]*[Sheet2.$D$2])+([.N17]*[Sheet2.$E$2]))/[.F17])" office:value-type="float" office:value="120">
            <text:p>120</text:p>
          </table:table-cell>
          <table:table-cell table:style-name="ce26" table:formula="of:=(([.K17]*[Sheet2.$B$3])+([.L17]*[Sheet2.$C$3])+([.M17]*[Sheet2.$D$3])+([.N17]*[Sheet2.$E$3]))" office:value-type="float" office:value="2300">
            <text:p>2300</text:p>
          </table:table-cell>
          <table:table-cell table:style-name="ce26" table:formula="of:=(([.K17]*[Sheet2.$B$4])+([.L17]*[Sheet2.$C$4])+([.M17]*[Sheet2.$D$4])+([.N17]*[Sheet2.$E$4]))" office:value-type="float" office:value="4.25">
            <text:p>4.25</text:p>
          </table:table-cell>
          <table:table-cell table:style-name="ce29" table:formula="of:=ROUNDDOWN((([.O17]*[Sheet2.$B$5])+([.P17]*[Sheet2.$C$5])+([.Q17]*[Sheet2.$D$5])+([.R17]*[Sheet2.$E$5]))/[.F17];2)" office:value-type="float" office:value="0.05">
            <text:p>0.05</text:p>
          </table:table-cell>
          <table:table-cell table:style-name="ce29" table:formula="of:=(([.O17]*[Sheet2.$B$6])+([.P17]*[Sheet2.$C$6])+([.Q17]*[Sheet2.$D$6])+([.R17]*[Sheet2.$E$6]))" office:value-type="float" office:value="500">
            <text:p>500</text:p>
          </table:table-cell>
          <table:table-cell table:style-name="ce29" table:formula="of:=(([.O17]*[Sheet2.$B$7])+([.P17]*[Sheet2.$C$7])+([.Q17]*[Sheet2.$D$7])+([.R17]*[Sheet2.$E$7]))" office:value-type="float" office:value="1.5">
            <text:p>1.5</text:p>
          </table:table-cell>
          <table:table-cell table:formula="of:=ROUNDDOWN(640 *(([.S17]*[Sheet2.$B$8])+([.T17]*[Sheet2.$C$8])+([.U17]*[Sheet2.$D$8])+([.V17]*[Sheet2.$E$8]))/[.F17])" office:value-type="float" office:value="3">
            <text:p>3</text:p>
          </table:table-cell>
          <table:table-cell table:style-name="ce26" table:formula="of:=(([.S17]*[Sheet2.$B$9])+([.T17]*[Sheet2.$C$9])+([.U17]*[Sheet2.$D$9])+([.V17]*[Sheet2.$E$9]))" office:value-type="float" office:value="170">
            <text:p>170</text:p>
          </table:table-cell>
          <table:table-cell table:formula="of:=(([.S17]*[Sheet2.$B$10])+([.T17]*[Sheet2.$C$10])+([.U17]*[Sheet2.$D$10])+([.V17]*[Sheet2.$E$10]))" office:value-type="float" office:value="1.6">
            <text:p>1.6</text:p>
          </table:table-cell>
          <table:table-cell table:formula="of:=(([.W17]*[Sheet2.$B$11])+([.X17]*[Sheet2.$C$11])+([.Y17]*[Sheet2.$D$11])+([.Z17]*[Sheet2.$E$11]))" office:value-type="float" office:value="675">
            <text:p>675</text:p>
          </table:table-cell>
          <table:table-cell table:formula="of:=(([.W17]*[Sheet2.$B$12])+([.X17]*[Sheet2.$C$12])+([.Y17]*[Sheet2.$D$12])+([.Z17]*[Sheet2.$E$12]))" office:value-type="float" office:value="15">
            <text:p>15</text:p>
          </table:table-cell>
          <table:table-cell table:formula="of:=[.AY17]-[.AW17]-[.AT17]-[.AQ17]" office:value-type="float" office:value="7.65">
            <text:p>7.65</text:p>
          </table:table-cell>
          <table:table-cell table:formula="of:=(([.AA17]*[Sheet2.$B$13])+([.AB17]*[Sheet2.$C$13])+([.AC17]*[Sheet2.$D$13])+([.AD17]*[Sheet2.$E$13]))" office:value-type="float" office:value="1536">
            <text:p>1536</text:p>
          </table:table-cell>
          <table:table-cell table:formula="of:=(([.AA17]*[Sheet2.$B$14])+([.AB17]*[Sheet2.$C$14])+([.AC17]*[Sheet2.$D$14])+([.AD17]*[Sheet2.$E$14]))" office:value-type="float" office:value="2250">
            <text:p>2250</text:p>
          </table:table-cell>
          <table:table-cell table:formula="of:=([.AE17]*10)+([.AF17]*30)+([.AG17]*100)+([.AH17]*80)+([.AI17]*250)+([.AJ17]*2000)+([.AK17]*80)+([.AL17]*50)+([.AM17]*125)+([.AN17]*100)" office:value-type="float" office:value="100">
            <text:p>100</text:p>
          </table:table-cell>
          <table:table-cell table:formula="of:=[.BB17]+[.AX17]+[.AV17]+[.AS17]+[.AP17]+[.BC17]" office:value-type="float" office:value="5995">
            <text:p>5995</text:p>
          </table:table-cell>
          <table:table-cell table:number-columns-repeated="968"/>
        </table:table-row>
        <table:table-row table:style-name="ro5">
          <table:table-cell table:style-name="ce3" office:value-type="string" table:number-columns-spanned="1" table:number-rows-spanned="3">
            <text:p>Multi-role Combat</text:p>
          </table:table-cell>
          <table:table-cell table:style-name="ce6" office:value-type="string">
            <text:p>Krait</text:p>
          </table:table-cell>
          <table:table-cell table:style-name="ce5" office:value-type="string">
            <text:p>Jacka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200">
            <text:p>200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number-columns-repeated="2" table:style-name="ce5" office:value-type="float" office:value="3">
            <text:p>3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5" table:formula="of:=ROUNDDOWN(1000 *(([.K18]*[Sheet2.$B$2])+([.L18]*[Sheet2.$C$2])+([.M18]*[Sheet2.$D$2])+([.N18]*[Sheet2.$E$2]))/[.F18])" office:value-type="float" office:value="338">
            <text:p>338</text:p>
          </table:table-cell>
          <table:table-cell table:style-name="ce25" table:formula="of:=(([.K18]*[Sheet2.$B$3])+([.L18]*[Sheet2.$C$3])+([.M18]*[Sheet2.$D$3])+([.N18]*[Sheet2.$E$3]))" office:value-type="float" office:value="196">
            <text:p>196</text:p>
          </table:table-cell>
          <table:table-cell table:style-name="ce25" table:formula="of:=(([.K18]*[Sheet2.$B$4])+([.L18]*[Sheet2.$C$4])+([.M18]*[Sheet2.$D$4])+([.N18]*[Sheet2.$E$4]))" office:value-type="float" office:value="0.5">
            <text:p>0.5</text:p>
          </table:table-cell>
          <table:table-cell table:style-name="ce28" table:formula="of:=ROUNDDOWN((([.O18]*[Sheet2.$B$5])+([.P18]*[Sheet2.$C$5])+([.Q18]*[Sheet2.$D$5])+([.R18]*[Sheet2.$E$5]))/[.F18];2)" office:value-type="float" office:value="0.84">
            <text:p>0.84</text:p>
          </table:table-cell>
          <table:table-cell table:style-name="ce28" table:formula="of:=(([.O18]*[Sheet2.$B$6])+([.P18]*[Sheet2.$C$6])+([.Q18]*[Sheet2.$D$6])+([.R18]*[Sheet2.$E$6]))" office:value-type="float" office:value="225">
            <text:p>225</text:p>
          </table:table-cell>
          <table:table-cell table:style-name="ce28" table:formula="of:=(([.O18]*[Sheet2.$B$7])+([.P18]*[Sheet2.$C$7])+([.Q18]*[Sheet2.$D$7])+([.R18]*[Sheet2.$E$7]))" office:value-type="float" office:value="0.75">
            <text:p>0.75</text:p>
          </table:table-cell>
          <table:table-cell table:style-name="ce5" table:formula="of:=ROUNDDOWN(640 *(([.S18]*[Sheet2.$B$8])+([.T18]*[Sheet2.$C$8])+([.U18]*[Sheet2.$D$8])+([.V18]*[Sheet2.$E$8]))/[.F18])" office:value-type="float" office:value="225">
            <text:p>225</text:p>
          </table:table-cell>
          <table:table-cell table:style-name="ce25" table:formula="of:=(([.S18]*[Sheet2.$B$9])+([.T18]*[Sheet2.$C$9])+([.U18]*[Sheet2.$D$9])+([.V18]*[Sheet2.$E$9]))" office:value-type="float" office:value="255">
            <text:p>255</text:p>
          </table:table-cell>
          <table:table-cell table:style-name="ce5" table:formula="of:=(([.S18]*[Sheet2.$B$10])+([.T18]*[Sheet2.$C$10])+([.U18]*[Sheet2.$D$10])+([.V18]*[Sheet2.$E$10]))" office:value-type="float" office:value="2.4">
            <text:p>2.4</text:p>
          </table:table-cell>
          <table:table-cell table:style-name="ce14" table:formula="of:=(([.W18]*[Sheet2.$B$11])+([.X18]*[Sheet2.$C$11])+([.Y18]*[Sheet2.$D$11])+([.Z18]*[Sheet2.$E$11]))" office:value-type="float" office:value="270">
            <text:p>270</text:p>
          </table:table-cell>
          <table:table-cell table:style-name="ce14" table:formula="of:=(([.W18]*[Sheet2.$B$12])+([.X18]*[Sheet2.$C$12])+([.Y18]*[Sheet2.$D$12])+([.Z18]*[Sheet2.$E$12]))" office:value-type="float" office:value="6">
            <text:p>6</text:p>
          </table:table-cell>
          <table:table-cell table:style-name="ce14" table:formula="of:=[.AY18]-[.AW18]-[.AT18]-[.AQ18]" office:value-type="float" office:value="2.35">
            <text:p>2.35</text:p>
          </table:table-cell>
          <table:table-cell table:style-name="ce5" table:formula="of:=(([.AA18]*[Sheet2.$B$13])+([.AB18]*[Sheet2.$C$13])+([.AC18]*[Sheet2.$D$13])+([.AD18]*[Sheet2.$E$13]))" office:value-type="float" office:value="192">
            <text:p>192</text:p>
          </table:table-cell>
          <table:table-cell table:style-name="ce5" table:formula="of:=(([.AA18]*[Sheet2.$B$14])+([.AB18]*[Sheet2.$C$14])+([.AC18]*[Sheet2.$D$14])+([.AD18]*[Sheet2.$E$14]))" office:value-type="float" office:value="300">
            <text:p>300</text:p>
          </table:table-cell>
          <table:table-cell table:style-name="ce14" table:formula="of:=([.AE18]*10)+([.AF18]*30)+([.AG18]*100)+([.AH18]*80)+([.AI18]*250)+([.AJ18]*2000)+([.AK18]*80)+([.AL18]*50)+([.AM18]*125)+([.AN18]*100)" office:value-type="float" office:value="230">
            <text:p>230</text:p>
          </table:table-cell>
          <table:table-cell table:style-name="ce5" table:formula="of:=[.BB18]+[.AX18]+[.AV18]+[.AS18]+[.AP18]+[.BC18]" office:value-type="float" office:value="1476">
            <text:p>1476</text:p>
          </table:table-cell>
          <table:table-cell table:style-name="ce5" table:number-columns-repeated="968"/>
        </table:table-row>
        <table:table-row table:style-name="ro2">
          <table:covered-table-cell/>
          <table:table-cell office:value-type="string">
            <text:p>Iguana*</text:p>
          </table:table-cell>
          <table:table-cell office:value-type="string">
            <text:p>Coyot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 table:style-name="ce11" office:value-type="float" office:value="2250">
            <text:p>225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ROUNDDOWN(1000 *(([.K19]*[Sheet2.$B$2])+([.L19]*[Sheet2.$C$2])+([.M19]*[Sheet2.$D$2])+([.N19]*[Sheet2.$E$2]))/[.F19])" office:value-type="float" office:value="313">
            <text:p>313</text:p>
          </table:table-cell>
          <table:table-cell table:style-name="ce26" table:formula="of:=(([.K19]*[Sheet2.$B$3])+([.L19]*[Sheet2.$C$3])+([.M19]*[Sheet2.$D$3])+([.N19]*[Sheet2.$E$3]))" office:value-type="float" office:value="276">
            <text:p>276</text:p>
          </table:table-cell>
          <table:table-cell table:style-name="ce26" table:formula="of:=(([.K19]*[Sheet2.$B$4])+([.L19]*[Sheet2.$C$4])+([.M19]*[Sheet2.$D$4])+([.N19]*[Sheet2.$E$4]))" office:value-type="float" office:value="0.7">
            <text:p>0.7</text:p>
          </table:table-cell>
          <table:table-cell table:style-name="ce29" table:formula="of:=ROUNDDOWN((([.O19]*[Sheet2.$B$5])+([.P19]*[Sheet2.$C$5])+([.Q19]*[Sheet2.$D$5])+([.R19]*[Sheet2.$E$5]))/[.F19];2)" office:value-type="float" office:value="0.76">
            <text:p>0.76</text:p>
          </table:table-cell>
          <table:table-cell table:style-name="ce29" table:formula="of:=(([.O19]*[Sheet2.$B$6])+([.P19]*[Sheet2.$C$6])+([.Q19]*[Sheet2.$D$6])+([.R19]*[Sheet2.$E$6]))" office:value-type="float" office:value="300">
            <text:p>300</text:p>
          </table:table-cell>
          <table:table-cell table:style-name="ce29" table:formula="of:=(([.O19]*[Sheet2.$B$7])+([.P19]*[Sheet2.$C$7])+([.Q19]*[Sheet2.$D$7])+([.R19]*[Sheet2.$E$7]))" office:value-type="float" office:value="1">
            <text:p>1</text:p>
          </table:table-cell>
          <table:table-cell table:formula="of:=ROUNDDOWN(640 *(([.S19]*[Sheet2.$B$8])+([.T19]*[Sheet2.$C$8])+([.U19]*[Sheet2.$D$8])+([.V19]*[Sheet2.$E$8]))/[.F19])" office:value-type="float" office:value="196">
            <text:p>196</text:p>
          </table:table-cell>
          <table:table-cell table:style-name="ce26" table:formula="of:=(([.S19]*[Sheet2.$B$9])+([.T19]*[Sheet2.$C$9])+([.U19]*[Sheet2.$D$9])+([.V19]*[Sheet2.$E$9]))" office:value-type="float" office:value="340">
            <text:p>340</text:p>
          </table:table-cell>
          <table:table-cell table:formula="of:=(([.S19]*[Sheet2.$B$10])+([.T19]*[Sheet2.$C$10])+([.U19]*[Sheet2.$D$10])+([.V19]*[Sheet2.$E$10]))" office:value-type="float" office:value="3.2">
            <text:p>3.2</text:p>
          </table:table-cell>
          <table:table-cell table:formula="of:=(([.W19]*[Sheet2.$B$11])+([.X19]*[Sheet2.$C$11])+([.Y19]*[Sheet2.$D$11])+([.Z19]*[Sheet2.$E$11]))" office:value-type="float" office:value="405">
            <text:p>405</text:p>
          </table:table-cell>
          <table:table-cell table:formula="of:=(([.W19]*[Sheet2.$B$12])+([.X19]*[Sheet2.$C$12])+([.Y19]*[Sheet2.$D$12])+([.Z19]*[Sheet2.$E$12]))" office:value-type="float" office:value="9">
            <text:p>9</text:p>
          </table:table-cell>
          <table:table-cell table:formula="of:=[.AY19]-[.AW19]-[.AT19]-[.AQ19]" office:value-type="float" office:value="4.1">
            <text:p>4.1</text:p>
          </table:table-cell>
          <table:table-cell table:formula="of:=(([.AA19]*[Sheet2.$B$13])+([.AB19]*[Sheet2.$C$13])+([.AC19]*[Sheet2.$D$13])+([.AD19]*[Sheet2.$E$13]))" office:value-type="float" office:value="256">
            <text:p>256</text:p>
          </table:table-cell>
          <table:table-cell table:formula="of:=(([.AA19]*[Sheet2.$B$14])+([.AB19]*[Sheet2.$C$14])+([.AC19]*[Sheet2.$D$14])+([.AD19]*[Sheet2.$E$14]))" office:value-type="float" office:value="400">
            <text:p>400</text:p>
          </table:table-cell>
          <table:table-cell table:formula="of:=([.AE19]*10)+([.AF19]*30)+([.AG19]*100)+([.AH19]*80)+([.AI19]*250)+([.AJ19]*2000)+([.AK19]*80)+([.AL19]*50)+([.AM19]*125)+([.AN19]*100)" office:value-type="float" office:value="355">
            <text:p>355</text:p>
          </table:table-cell>
          <table:table-cell table:formula="of:=[.BB19]+[.AX19]+[.AV19]+[.AS19]+[.AP19]+[.BC19]" office:value-type="float" office:value="2076">
            <text:p>2076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Cat II*</text:p>
          </table:table-cell>
          <table:table-cell office:value-type="string">
            <text:p>Corsac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" office:value-type="float" office:value="3200">
            <text:p>32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ROUNDDOWN(1000 *(([.K20]*[Sheet2.$B$2])+([.L20]*[Sheet2.$C$2])+([.M20]*[Sheet2.$D$2])+([.N20]*[Sheet2.$E$2]))/[.F20])" office:value-type="float" office:value="293">
            <text:p>293</text:p>
          </table:table-cell>
          <table:table-cell table:style-name="ce26" table:formula="of:=(([.K20]*[Sheet2.$B$3])+([.L20]*[Sheet2.$C$3])+([.M20]*[Sheet2.$D$3])+([.N20]*[Sheet2.$E$3]))" office:value-type="float" office:value="356">
            <text:p>356</text:p>
          </table:table-cell>
          <table:table-cell table:style-name="ce26" table:formula="of:=(([.K20]*[Sheet2.$B$4])+([.L20]*[Sheet2.$C$4])+([.M20]*[Sheet2.$D$4])+([.N20]*[Sheet2.$E$4]))" office:value-type="float" office:value="0.9">
            <text:p>0.9</text:p>
          </table:table-cell>
          <table:table-cell table:style-name="ce29" table:formula="of:=ROUNDDOWN((([.O20]*[Sheet2.$B$5])+([.P20]*[Sheet2.$C$5])+([.Q20]*[Sheet2.$D$5])+([.R20]*[Sheet2.$E$5]))/[.F20];2)" office:value-type="float" office:value="0.88">
            <text:p>0.88</text:p>
          </table:table-cell>
          <table:table-cell table:style-name="ce29" table:formula="of:=(([.O20]*[Sheet2.$B$6])+([.P20]*[Sheet2.$C$6])+([.Q20]*[Sheet2.$D$6])+([.R20]*[Sheet2.$E$6]))" office:value-type="float" office:value="430">
            <text:p>430</text:p>
          </table:table-cell>
          <table:table-cell table:style-name="ce29" table:formula="of:=(([.O20]*[Sheet2.$B$7])+([.P20]*[Sheet2.$C$7])+([.Q20]*[Sheet2.$D$7])+([.R20]*[Sheet2.$E$7]))" office:value-type="float" office:value="1.35">
            <text:p>1.35</text:p>
          </table:table-cell>
          <table:table-cell table:formula="of:=ROUNDDOWN(640 *(([.S20]*[Sheet2.$B$8])+([.T20]*[Sheet2.$C$8])+([.U20]*[Sheet2.$D$8])+([.V20]*[Sheet2.$E$8]))/[.F20])" office:value-type="float" office:value="248">
            <text:p>248</text:p>
          </table:table-cell>
          <table:table-cell table:style-name="ce26" table:formula="of:=(([.S20]*[Sheet2.$B$9])+([.T20]*[Sheet2.$C$9])+([.U20]*[Sheet2.$D$9])+([.V20]*[Sheet2.$E$9]))" office:value-type="float" office:value="520">
            <text:p>520</text:p>
          </table:table-cell>
          <table:table-cell table:formula="of:=(([.S20]*[Sheet2.$B$10])+([.T20]*[Sheet2.$C$10])+([.U20]*[Sheet2.$D$10])+([.V20]*[Sheet2.$E$10]))" office:value-type="float" office:value="4.6">
            <text:p>4.6</text:p>
          </table:table-cell>
          <table:table-cell table:formula="of:=(([.W20]*[Sheet2.$B$11])+([.X20]*[Sheet2.$C$11])+([.Y20]*[Sheet2.$D$11])+([.Z20]*[Sheet2.$E$11]))" office:value-type="float" office:value="540">
            <text:p>540</text:p>
          </table:table-cell>
          <table:table-cell table:formula="of:=(([.W20]*[Sheet2.$B$12])+([.X20]*[Sheet2.$C$12])+([.Y20]*[Sheet2.$D$12])+([.Z20]*[Sheet2.$E$12]))" office:value-type="float" office:value="12">
            <text:p>12</text:p>
          </table:table-cell>
          <table:table-cell table:formula="of:=[.AY20]-[.AW20]-[.AT20]-[.AQ20]" office:value-type="float" office:value="5.15">
            <text:p>5.15</text:p>
          </table:table-cell>
          <table:table-cell table:formula="of:=(([.AA20]*[Sheet2.$B$13])+([.AB20]*[Sheet2.$C$13])+([.AC20]*[Sheet2.$D$13])+([.AD20]*[Sheet2.$E$13]))" office:value-type="float" office:value="320">
            <text:p>320</text:p>
          </table:table-cell>
          <table:table-cell table:formula="of:=(([.AA20]*[Sheet2.$B$14])+([.AB20]*[Sheet2.$C$14])+([.AC20]*[Sheet2.$D$14])+([.AD20]*[Sheet2.$E$14]))" office:value-type="float" office:value="500">
            <text:p>500</text:p>
          </table:table-cell>
          <table:table-cell table:formula="of:=([.AE20]*10)+([.AF20]*30)+([.AG20]*100)+([.AH20]*80)+([.AI20]*250)+([.AJ20]*2000)+([.AK20]*80)+([.AL20]*50)+([.AM20]*125)+([.AN20]*100)" office:value-type="float" office:value="435">
            <text:p>435</text:p>
          </table:table-cell>
          <table:table-cell table:formula="of:=[.BB20]+[.AX20]+[.AV20]+[.AS20]+[.AP20]+[.BC20]" office:value-type="float" office:value="2781">
            <text:p>2781</text:p>
          </table:table-cell>
          <table:table-cell table:number-columns-repeated="968"/>
        </table:table-row>
        <table:table-row table:style-name="ro2">
          <table:table-cell table:style-name="ce3" office:value-type="string" table:number-columns-spanned="1" table:number-rows-spanned="3">
            <text:p>Multi-role Trader</text:p>
          </table:table-cell>
          <table:table-cell table:style-name="ce5" office:value-type="string">
            <text:p>Cobra I</text:p>
          </table:table-cell>
          <table:table-cell table:style-name="ce5" office:value-type="string">
            <text:p>Atla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220">
            <text:p>220</text:p>
          </table:table-cell>
          <table:table-cell table:style-name="ce10" office:value-type="float" office:value="1450">
            <text:p>145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number-columns-repeated="3" table:style-name="ce14"/>
          <table:table-cell table:style-name="ce14" office:value-type="float" office:value="1">
            <text:p>1</text:p>
          </table:table-cell>
          <table:table-cell table:style-name="ce5" table:formula="of:=ROUNDDOWN(1000 *(([.K21]*[Sheet2.$B$2])+([.L21]*[Sheet2.$C$2])+([.M21]*[Sheet2.$D$2])+([.N21]*[Sheet2.$E$2]))/[.F21])" office:value-type="float" office:value="288">
            <text:p>288</text:p>
          </table:table-cell>
          <table:table-cell table:style-name="ce25" table:formula="of:=(([.K21]*[Sheet2.$B$3])+([.L21]*[Sheet2.$C$3])+([.M21]*[Sheet2.$D$3])+([.N21]*[Sheet2.$E$3]))" office:value-type="float" office:value="196">
            <text:p>196</text:p>
          </table:table-cell>
          <table:table-cell table:style-name="ce25" table:formula="of:=(([.K21]*[Sheet2.$B$4])+([.L21]*[Sheet2.$C$4])+([.M21]*[Sheet2.$D$4])+([.N21]*[Sheet2.$E$4]))" office:value-type="float" office:value="0.5">
            <text:p>0.5</text:p>
          </table:table-cell>
          <table:table-cell table:style-name="ce28" table:formula="of:=ROUNDDOWN((([.O21]*[Sheet2.$B$5])+([.P21]*[Sheet2.$C$5])+([.Q21]*[Sheet2.$D$5])+([.R21]*[Sheet2.$E$5]))/[.F21];2)" office:value-type="float" office:value="0.8">
            <text:p>0.8</text:p>
          </table:table-cell>
          <table:table-cell table:style-name="ce28" table:formula="of:=(([.O21]*[Sheet2.$B$6])+([.P21]*[Sheet2.$C$6])+([.Q21]*[Sheet2.$D$6])+([.R21]*[Sheet2.$E$6]))" office:value-type="float" office:value="240">
            <text:p>240</text:p>
          </table:table-cell>
          <table:table-cell table:style-name="ce28" table:formula="of:=(([.O21]*[Sheet2.$B$7])+([.P21]*[Sheet2.$C$7])+([.Q21]*[Sheet2.$D$7])+([.R21]*[Sheet2.$E$7]))" office:value-type="float" office:value="0.8">
            <text:p>0.8</text:p>
          </table:table-cell>
          <table:table-cell table:style-name="ce5" table:formula="of:=ROUNDDOWN(640 *(([.S21]*[Sheet2.$B$8])+([.T21]*[Sheet2.$C$8])+([.U21]*[Sheet2.$D$8])+([.V21]*[Sheet2.$E$8]))/[.F21])" office:value-type="float" office:value="192">
            <text:p>192</text:p>
          </table:table-cell>
          <table:table-cell table:style-name="ce25" table:formula="of:=(([.S21]*[Sheet2.$B$9])+([.T21]*[Sheet2.$C$9])+([.U21]*[Sheet2.$D$9])+([.V21]*[Sheet2.$E$9]))" office:value-type="float" office:value="255">
            <text:p>255</text:p>
          </table:table-cell>
          <table:table-cell table:style-name="ce5" table:formula="of:=(([.S21]*[Sheet2.$B$10])+([.T21]*[Sheet2.$C$10])+([.U21]*[Sheet2.$D$10])+([.V21]*[Sheet2.$E$10]))" office:value-type="float" office:value="2.4">
            <text:p>2.4</text:p>
          </table:table-cell>
          <table:table-cell table:style-name="ce14" table:formula="of:=(([.W21]*[Sheet2.$B$11])+([.X21]*[Sheet2.$C$11])+([.Y21]*[Sheet2.$D$11])+([.Z21]*[Sheet2.$E$11]))" office:value-type="float" office:value="270">
            <text:p>270</text:p>
          </table:table-cell>
          <table:table-cell table:style-name="ce14" table:formula="of:=(([.W21]*[Sheet2.$B$12])+([.X21]*[Sheet2.$C$12])+([.Y21]*[Sheet2.$D$12])+([.Z21]*[Sheet2.$E$12]))" office:value-type="float" office:value="6">
            <text:p>6</text:p>
          </table:table-cell>
          <table:table-cell table:style-name="ce14" table:formula="of:=[.AY21]-[.AW21]-[.AT21]-[.AQ21]" office:value-type="float" office:value="2.3">
            <text:p>2.3</text:p>
          </table:table-cell>
          <table:table-cell table:style-name="ce5" table:formula="of:=(([.AA21]*[Sheet2.$B$13])+([.AB21]*[Sheet2.$C$13])+([.AC21]*[Sheet2.$D$13])+([.AD21]*[Sheet2.$E$13]))" office:value-type="float" office:value="160">
            <text:p>160</text:p>
          </table:table-cell>
          <table:table-cell table:style-name="ce5" table:formula="of:=(([.AA21]*[Sheet2.$B$14])+([.AB21]*[Sheet2.$C$14])+([.AC21]*[Sheet2.$D$14])+([.AD21]*[Sheet2.$E$14]))" office:value-type="float" office:value="260">
            <text:p>260</text:p>
          </table:table-cell>
          <table:table-cell table:style-name="ce14" table:formula="of:=([.AE21]*10)+([.AF21]*30)+([.AG21]*100)+([.AH21]*80)+([.AI21]*250)+([.AJ21]*2000)+([.AK21]*80)+([.AL21]*50)+([.AM21]*125)+([.AN21]*100)" office:value-type="float" office:value="180">
            <text:p>180</text:p>
          </table:table-cell>
          <table:table-cell table:style-name="ce5" table:formula="of:=[.BB21]+[.AX21]+[.AV21]+[.AS21]+[.AP21]+[.BC21]" office:value-type="float" office:value="1401">
            <text:p>1401</text:p>
          </table:table-cell>
          <table:table-cell table:style-name="ce5" table:number-columns-repeated="968"/>
        </table:table-row>
        <table:table-row table:style-name="ro2">
          <table:covered-table-cell/>
          <table:table-cell table:style-name="ce7" office:value-type="string">
            <text:p>Cobra III</text:p>
          </table:table-cell>
          <table:table-cell office:value-type="string">
            <text:p>Kodiak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table:style-name="ce11" office:value-type="float" office:value="2200">
            <text:p>220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K22]*[Sheet2.$B$2])+([.L22]*[Sheet2.$C$2])+([.M22]*[Sheet2.$D$2])+([.N22]*[Sheet2.$E$2]))/[.F22])" office:value-type="float" office:value="300">
            <text:p>300</text:p>
          </table:table-cell>
          <table:table-cell table:style-name="ce26" table:formula="of:=(([.K22]*[Sheet2.$B$3])+([.L22]*[Sheet2.$C$3])+([.M22]*[Sheet2.$D$3])+([.N22]*[Sheet2.$E$3]))" office:value-type="float" office:value="320">
            <text:p>320</text:p>
          </table:table-cell>
          <table:table-cell table:style-name="ce26" table:formula="of:=(([.K22]*[Sheet2.$B$4])+([.L22]*[Sheet2.$C$4])+([.M22]*[Sheet2.$D$4])+([.N22]*[Sheet2.$E$4]))" office:value-type="float" office:value="0.8">
            <text:p>0.8</text:p>
          </table:table-cell>
          <table:table-cell table:style-name="ce29" table:formula="of:=ROUNDDOWN((([.O22]*[Sheet2.$B$5])+([.P22]*[Sheet2.$C$5])+([.Q22]*[Sheet2.$D$5])+([.R22]*[Sheet2.$E$5]))/[.F22];2)" office:value-type="float" office:value="0.62">
            <text:p>0.62</text:p>
          </table:table-cell>
          <table:table-cell table:style-name="ce29" table:formula="of:=(([.O22]*[Sheet2.$B$6])+([.P22]*[Sheet2.$C$6])+([.Q22]*[Sheet2.$D$6])+([.R22]*[Sheet2.$E$6]))" office:value-type="float" office:value="300">
            <text:p>300</text:p>
          </table:table-cell>
          <table:table-cell table:style-name="ce29" table:formula="of:=(([.O22]*[Sheet2.$B$7])+([.P22]*[Sheet2.$C$7])+([.Q22]*[Sheet2.$D$7])+([.R22]*[Sheet2.$E$7]))" office:value-type="float" office:value="1">
            <text:p>1</text:p>
          </table:table-cell>
          <table:table-cell table:formula="of:=ROUNDDOWN(640 *(([.S22]*[Sheet2.$B$8])+([.T22]*[Sheet2.$C$8])+([.U22]*[Sheet2.$D$8])+([.V22]*[Sheet2.$E$8]))/[.F22])" office:value-type="float" office:value="160">
            <text:p>160</text:p>
          </table:table-cell>
          <table:table-cell table:style-name="ce26" table:formula="of:=(([.S22]*[Sheet2.$B$9])+([.T22]*[Sheet2.$C$9])+([.U22]*[Sheet2.$D$9])+([.V22]*[Sheet2.$E$9]))" office:value-type="float" office:value="340">
            <text:p>340</text:p>
          </table:table-cell>
          <table:table-cell table:formula="of:=(([.S22]*[Sheet2.$B$10])+([.T22]*[Sheet2.$C$10])+([.U22]*[Sheet2.$D$10])+([.V22]*[Sheet2.$E$10]))" office:value-type="float" office:value="3.2">
            <text:p>3.2</text:p>
          </table:table-cell>
          <table:table-cell table:formula="of:=(([.W22]*[Sheet2.$B$11])+([.X22]*[Sheet2.$C$11])+([.Y22]*[Sheet2.$D$11])+([.Z22]*[Sheet2.$E$11]))" office:value-type="float" office:value="405">
            <text:p>405</text:p>
          </table:table-cell>
          <table:table-cell table:formula="of:=(([.W22]*[Sheet2.$B$12])+([.X22]*[Sheet2.$C$12])+([.Y22]*[Sheet2.$D$12])+([.Z22]*[Sheet2.$E$12]))" office:value-type="float" office:value="9">
            <text:p>9</text:p>
          </table:table-cell>
          <table:table-cell table:formula="of:=[.AY22]-[.AW22]-[.AT22]-[.AQ22]" office:value-type="float" office:value="4">
            <text:p>4</text:p>
          </table:table-cell>
          <table:table-cell table:formula="of:=(([.AA22]*[Sheet2.$B$13])+([.AB22]*[Sheet2.$C$13])+([.AC22]*[Sheet2.$D$13])+([.AD22]*[Sheet2.$E$13]))" office:value-type="float" office:value="256">
            <text:p>256</text:p>
          </table:table-cell>
          <table:table-cell table:formula="of:=(([.AA22]*[Sheet2.$B$14])+([.AB22]*[Sheet2.$C$14])+([.AC22]*[Sheet2.$D$14])+([.AD22]*[Sheet2.$E$14]))" office:value-type="float" office:value="400">
            <text:p>400</text:p>
          </table:table-cell>
          <table:table-cell table:formula="of:=([.AE22]*10)+([.AF22]*30)+([.AG22]*100)+([.AH22]*80)+([.AI22]*250)+([.AJ22]*2000)+([.AK22]*80)+([.AL22]*50)+([.AM22]*125)+([.AN22]*100)" office:value-type="float" office:value="260">
            <text:p>260</text:p>
          </table:table-cell>
          <table:table-cell table:formula="of:=[.BB22]+[.AX22]+[.AV22]+[.AS22]+[.AP22]+[.BC22]" office:value-type="float" office:value="2025">
            <text:p>2025</text:p>
          </table:table-cell>
          <table:table-cell table:number-columns-repeated="968"/>
        </table:table-row>
        <table:table-row table:style-name="ro5">
          <table:covered-table-cell/>
          <table:table-cell office:value-type="string">
            <text:p>Salamander*</text:p>
          </table:table-cell>
          <table:table-cell office:value-type="string">
            <text:p>Helarctos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425">
            <text:p>425</text:p>
          </table:table-cell>
          <table:table-cell table:style-name="ce11" office:value-type="float" office:value="3000">
            <text:p>3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K23]*[Sheet2.$B$2])+([.L23]*[Sheet2.$C$2])+([.M23]*[Sheet2.$D$2])+([.N23]*[Sheet2.$E$2]))/[.F23])" office:value-type="float" office:value="324">
            <text:p>324</text:p>
          </table:table-cell>
          <table:table-cell table:style-name="ce26" table:formula="of:=(([.K23]*[Sheet2.$B$3])+([.L23]*[Sheet2.$C$3])+([.M23]*[Sheet2.$D$3])+([.N23]*[Sheet2.$E$3]))" office:value-type="float" office:value="386">
            <text:p>386</text:p>
          </table:table-cell>
          <table:table-cell table:style-name="ce26" table:formula="of:=(([.K23]*[Sheet2.$B$4])+([.L23]*[Sheet2.$C$4])+([.M23]*[Sheet2.$D$4])+([.N23]*[Sheet2.$E$4]))" office:value-type="float" office:value="0.85">
            <text:p>0.85</text:p>
          </table:table-cell>
          <table:table-cell table:style-name="ce29" table:formula="of:=ROUNDDOWN((([.O23]*[Sheet2.$B$5])+([.P23]*[Sheet2.$C$5])+([.Q23]*[Sheet2.$D$5])+([.R23]*[Sheet2.$E$5]))/[.F23];2)" office:value-type="float" office:value="0.7">
            <text:p>0.7</text:p>
          </table:table-cell>
          <table:table-cell table:style-name="ce29" table:formula="of:=(([.O23]*[Sheet2.$B$6])+([.P23]*[Sheet2.$C$6])+([.Q23]*[Sheet2.$D$6])+([.R23]*[Sheet2.$E$6]))" office:value-type="float" office:value="370">
            <text:p>370</text:p>
          </table:table-cell>
          <table:table-cell table:style-name="ce29" table:formula="of:=(([.O23]*[Sheet2.$B$7])+([.P23]*[Sheet2.$C$7])+([.Q23]*[Sheet2.$D$7])+([.R23]*[Sheet2.$E$7]))" office:value-type="float" office:value="1.15">
            <text:p>1.15</text:p>
          </table:table-cell>
          <table:table-cell table:formula="of:=ROUNDDOWN(640 *(([.S23]*[Sheet2.$B$8])+([.T23]*[Sheet2.$C$8])+([.U23]*[Sheet2.$D$8])+([.V23]*[Sheet2.$E$8]))/[.F23])" office:value-type="float" office:value="160">
            <text:p>160</text:p>
          </table:table-cell>
          <table:table-cell table:style-name="ce26" table:formula="of:=(([.S23]*[Sheet2.$B$9])+([.T23]*[Sheet2.$C$9])+([.U23]*[Sheet2.$D$9])+([.V23]*[Sheet2.$E$9]))" office:value-type="float" office:value="425">
            <text:p>425</text:p>
          </table:table-cell>
          <table:table-cell table:formula="of:=(([.S23]*[Sheet2.$B$10])+([.T23]*[Sheet2.$C$10])+([.U23]*[Sheet2.$D$10])+([.V23]*[Sheet2.$E$10]))" office:value-type="float" office:value="4">
            <text:p>4</text:p>
          </table:table-cell>
          <table:table-cell table:formula="of:=(([.W23]*[Sheet2.$B$11])+([.X23]*[Sheet2.$C$11])+([.Y23]*[Sheet2.$D$11])+([.Z23]*[Sheet2.$E$11]))" office:value-type="float" office:value="430">
            <text:p>430</text:p>
          </table:table-cell>
          <table:table-cell table:formula="of:=(([.W23]*[Sheet2.$B$12])+([.X23]*[Sheet2.$C$12])+([.Y23]*[Sheet2.$D$12])+([.Z23]*[Sheet2.$E$12]))" office:value-type="float" office:value="9.2">
            <text:p>9.2</text:p>
          </table:table-cell>
          <table:table-cell table:formula="of:=[.AY23]-[.AW23]-[.AT23]-[.AQ23]" office:value-type="float" office:value="3.2">
            <text:p>3.2</text:p>
          </table:table-cell>
          <table:table-cell table:formula="of:=(([.AA23]*[Sheet2.$B$13])+([.AB23]*[Sheet2.$C$13])+([.AC23]*[Sheet2.$D$13])+([.AD23]*[Sheet2.$E$13]))" office:value-type="float" office:value="320">
            <text:p>320</text:p>
          </table:table-cell>
          <table:table-cell table:formula="of:=(([.AA23]*[Sheet2.$B$14])+([.AB23]*[Sheet2.$C$14])+([.AC23]*[Sheet2.$D$14])+([.AD23]*[Sheet2.$E$14]))" office:value-type="float" office:value="500">
            <text:p>500</text:p>
          </table:table-cell>
          <table:table-cell table:formula="of:=([.AE23]*10)+([.AF23]*30)+([.AG23]*100)+([.AH23]*80)+([.AI23]*250)+([.AJ23]*2000)+([.AK23]*80)+([.AL23]*50)+([.AM23]*125)+([.AN23]*100)" office:value-type="float" office:value="260">
            <text:p>260</text:p>
          </table:table-cell>
          <table:table-cell table:formula="of:=[.BB23]+[.AX23]+[.AV23]+[.AS23]+[.AP23]+[.BC23]" office:value-type="float" office:value="2371">
            <text:p>2371</text:p>
          </table:table-cell>
          <table:table-cell table:number-columns-repeated="968"/>
        </table:table-row>
        <table:table-row table:style-name="ro2">
          <table:table-cell table:style-name="ce3" office:value-type="string" table:number-columns-spanned="1" table:number-rows-spanned="2">
            <text:p>Warship</text:p>
          </table:table-cell>
          <table:table-cell table:style-name="ce5" office:value-type="string">
            <text:p>Boa II</text:p>
          </table:table-cell>
          <table:table-cell table:style-name="ce5" office:value-type="string">
            <text:p>Endurance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9000">
            <text:p>290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22500">
            <text:p>225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14"/>
          <table:table-cell table:number-columns-repeated="2" table:style-name="ce14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5">
            <text:p>5</text:p>
          </table:table-cell>
          <table:table-cell table:style-name="ce5"/>
          <table:table-cell table:number-columns-repeated="3" table:style-name="ce14"/>
          <table:table-cell table:style-name="ce14" office:value-type="float" office:value="3">
            <text:p>3</text:p>
          </table:table-cell>
          <table:table-cell table:number-columns-repeated="2" table:style-name="ce10"/>
          <table:table-cell table:style-name="ce10" office:value-type="float" office:value="7">
            <text:p>7</text:p>
          </table:table-cell>
          <table:table-cell table:style-name="ce10"/>
          <table:table-cell table:number-columns-repeated="3" table:style-name="ce14"/>
          <table:table-cell table:style-name="ce14" office:value-type="float" office:value="3">
            <text:p>3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4" office:value-type="float" office:value="1">
            <text:p>1</text:p>
          </table:table-cell>
          <table:table-cell table:style-name="ce5" table:formula="of:=ROUNDDOWN(1000 *(([.K24]*[Sheet2.$B$2])+([.L24]*[Sheet2.$C$2])+([.M24]*[Sheet2.$D$2])+([.N24]*[Sheet2.$E$2]))/[.F24])" office:value-type="float" office:value="248">
            <text:p>248</text:p>
          </table:table-cell>
          <table:table-cell table:style-name="ce25" table:formula="of:=(([.K24]*[Sheet2.$B$3])+([.L24]*[Sheet2.$C$3])+([.M24]*[Sheet2.$D$3])+([.N24]*[Sheet2.$E$3]))" office:value-type="float" office:value="3900">
            <text:p>3900</text:p>
          </table:table-cell>
          <table:table-cell table:style-name="ce25" table:formula="of:=(([.K24]*[Sheet2.$B$4])+([.L24]*[Sheet2.$C$4])+([.M24]*[Sheet2.$D$4])+([.N24]*[Sheet2.$E$4]))" office:value-type="float" office:value="7">
            <text:p>7</text:p>
          </table:table-cell>
          <table:table-cell table:style-name="ce28" table:formula="of:=ROUNDDOWN((([.O24]*[Sheet2.$B$5])+([.P24]*[Sheet2.$C$5])+([.Q24]*[Sheet2.$D$5])+([.R24]*[Sheet2.$E$5]))/[.F24];2)" office:value-type="float" office:value="0.17">
            <text:p>0.17</text:p>
          </table:table-cell>
          <table:table-cell table:style-name="ce28" table:formula="of:=(([.O24]*[Sheet2.$B$6])+([.P24]*[Sheet2.$C$6])+([.Q24]*[Sheet2.$D$6])+([.R24]*[Sheet2.$E$6]))" office:value-type="float" office:value="1250">
            <text:p>1250</text:p>
          </table:table-cell>
          <table:table-cell table:style-name="ce28" table:formula="of:=(([.O24]*[Sheet2.$B$7])+([.P24]*[Sheet2.$C$7])+([.Q24]*[Sheet2.$D$7])+([.R24]*[Sheet2.$E$7]))" office:value-type="float" office:value="3.75">
            <text:p>3.75</text:p>
          </table:table-cell>
          <table:table-cell table:style-name="ce5" table:formula="of:=ROUNDDOWN(640 *(([.S24]*[Sheet2.$B$8])+([.T24]*[Sheet2.$C$8])+([.U24]*[Sheet2.$D$8])+([.V24]*[Sheet2.$E$8]))/[.F24])" office:value-type="float" office:value="165">
            <text:p>165</text:p>
          </table:table-cell>
          <table:table-cell table:style-name="ce25" table:formula="of:=(([.S24]*[Sheet2.$B$9])+([.T24]*[Sheet2.$C$9])+([.U24]*[Sheet2.$D$9])+([.V24]*[Sheet2.$E$9]))" office:value-type="float" office:value="4800">
            <text:p>4800</text:p>
          </table:table-cell>
          <table:table-cell table:style-name="ce5" table:formula="of:=(([.S24]*[Sheet2.$B$10])+([.T24]*[Sheet2.$C$10])+([.U24]*[Sheet2.$D$10])+([.V24]*[Sheet2.$E$10]))" office:value-type="float" office:value="45">
            <text:p>45</text:p>
          </table:table-cell>
          <table:table-cell table:style-name="ce14" table:formula="of:=(([.W24]*[Sheet2.$B$11])+([.X24]*[Sheet2.$C$11])+([.Y24]*[Sheet2.$D$11])+([.Z24]*[Sheet2.$E$11]))" office:value-type="float" office:value="3500">
            <text:p>3500</text:p>
          </table:table-cell>
          <table:table-cell table:style-name="ce14" table:formula="of:=(([.W24]*[Sheet2.$B$12])+([.X24]*[Sheet2.$C$12])+([.Y24]*[Sheet2.$D$12])+([.Z24]*[Sheet2.$E$12]))" office:value-type="float" office:value="84">
            <text:p>84</text:p>
          </table:table-cell>
          <table:table-cell table:style-name="ce14" table:formula="of:=[.AY24]-[.AW24]-[.AT24]-[.AQ24]" office:value-type="float" office:value="28.25">
            <text:p>28.25</text:p>
          </table:table-cell>
          <table:table-cell table:style-name="ce5" table:formula="of:=(([.AA24]*[Sheet2.$B$13])+([.AB24]*[Sheet2.$C$13])+([.AC24]*[Sheet2.$D$13])+([.AD24]*[Sheet2.$E$13]))" office:value-type="float" office:value="3072">
            <text:p>3072</text:p>
          </table:table-cell>
          <table:table-cell table:style-name="ce5" table:formula="of:=(([.AA24]*[Sheet2.$B$14])+([.AB24]*[Sheet2.$C$14])+([.AC24]*[Sheet2.$D$14])+([.AD24]*[Sheet2.$E$14]))" office:value-type="float" office:value="4200">
            <text:p>4200</text:p>
          </table:table-cell>
          <table:table-cell table:style-name="ce14" table:formula="of:=([.AE24]*10)+([.AF24]*30)+([.AG24]*100)+([.AH24]*80)+([.AI24]*250)+([.AJ24]*2000)+([.AK24]*80)+([.AL24]*50)+([.AM24]*125)+([.AN24]*100)" office:value-type="float" office:value="2680">
            <text:p>2680</text:p>
          </table:table-cell>
          <table:table-cell table:style-name="ce5" table:formula="of:=[.BB24]+[.AX24]+[.AV24]+[.AS24]+[.AP24]+[.BC24]" office:value-type="float" office:value="20330">
            <text:p>20330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Anaconda</text:p>
          </table:table-cell>
          <table:table-cell office:value-type="string">
            <text:p>Valor</text:p>
          </table:table-cell>
          <table:table-cell office:value-type="float" office:value="600">
            <text:p>600</text:p>
          </table:table-cell>
          <table:table-cell office:value-type="float" office:value="12">
            <text:p>12</text:p>
          </table:table-cell>
          <table:table-cell office:value-type="float" office:value="85000">
            <text:p>85000</text:p>
          </table:table-cell>
          <table:table-cell office:value-type="float" office:value="6400">
            <text:p>64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K25]*[Sheet2.$B$2])+([.L25]*[Sheet2.$C$2])+([.M25]*[Sheet2.$D$2])+([.N25]*[Sheet2.$E$2]))/[.F25])" office:value-type="float" office:value="141">
            <text:p>141</text:p>
          </table:table-cell>
          <table:table-cell table:style-name="ce26" table:formula="of:=(([.K25]*[Sheet2.$B$3])+([.L25]*[Sheet2.$C$3])+([.M25]*[Sheet2.$D$3])+([.N25]*[Sheet2.$E$3]))" office:value-type="float" office:value="6400">
            <text:p>6400</text:p>
          </table:table-cell>
          <table:table-cell table:style-name="ce26" table:formula="of:=(([.K25]*[Sheet2.$B$4])+([.L25]*[Sheet2.$C$4])+([.M25]*[Sheet2.$D$4])+([.N25]*[Sheet2.$E$4]))" office:value-type="float" office:value="11">
            <text:p>11</text:p>
          </table:table-cell>
          <table:table-cell table:style-name="ce29" table:formula="of:=ROUNDDOWN((([.O25]*[Sheet2.$B$5])+([.P25]*[Sheet2.$C$5])+([.Q25]*[Sheet2.$D$5])+([.R25]*[Sheet2.$E$5]))/[.F25];2)" office:value-type="float" office:value="0.14">
            <text:p>0.14</text:p>
          </table:table-cell>
          <table:table-cell table:style-name="ce29" table:formula="of:=(([.O25]*[Sheet2.$B$6])+([.P25]*[Sheet2.$C$6])+([.Q25]*[Sheet2.$D$6])+([.R25]*[Sheet2.$E$6]))" office:value-type="float" office:value="2900">
            <text:p>2900</text:p>
          </table:table-cell>
          <table:table-cell table:style-name="ce29" table:formula="of:=(([.O25]*[Sheet2.$B$7])+([.P25]*[Sheet2.$C$7])+([.Q25]*[Sheet2.$D$7])+([.R25]*[Sheet2.$E$7]))" office:value-type="float" office:value="7">
            <text:p>7</text:p>
          </table:table-cell>
          <table:table-cell table:formula="of:=ROUNDDOWN(640 *(([.S25]*[Sheet2.$B$8])+([.T25]*[Sheet2.$C$8])+([.U25]*[Sheet2.$D$8])+([.V25]*[Sheet2.$E$8]))/[.F25])" office:value-type="float" office:value="188">
            <text:p>188</text:p>
          </table:table-cell>
          <table:table-cell table:style-name="ce26" table:formula="of:=(([.S25]*[Sheet2.$B$9])+([.T25]*[Sheet2.$C$9])+([.U25]*[Sheet2.$D$9])+([.V25]*[Sheet2.$E$9]))" office:value-type="float" office:value="16000">
            <text:p>16000</text:p>
          </table:table-cell>
          <table:table-cell table:formula="of:=(([.S25]*[Sheet2.$B$10])+([.T25]*[Sheet2.$C$10])+([.U25]*[Sheet2.$D$10])+([.V25]*[Sheet2.$E$10]))" office:value-type="float" office:value="150">
            <text:p>150</text:p>
          </table:table-cell>
          <table:table-cell table:formula="of:=(([.W25]*[Sheet2.$B$11])+([.X25]*[Sheet2.$C$11])+([.Y25]*[Sheet2.$D$11])+([.Z25]*[Sheet2.$E$11]))" office:value-type="float" office:value="8750">
            <text:p>8750</text:p>
          </table:table-cell>
          <table:table-cell table:formula="of:=(([.W25]*[Sheet2.$B$12])+([.X25]*[Sheet2.$C$12])+([.Y25]*[Sheet2.$D$12])+([.Z25]*[Sheet2.$E$12]))" office:value-type="float" office:value="245">
            <text:p>245</text:p>
          </table:table-cell>
          <table:table-cell table:formula="of:=[.AY25]-[.AW25]-[.AT25]-[.AQ25]" office:value-type="float" office:value="77">
            <text:p>77</text:p>
          </table:table-cell>
          <table:table-cell table:formula="of:=(([.AA25]*[Sheet2.$B$13])+([.AB25]*[Sheet2.$C$13])+([.AC25]*[Sheet2.$D$13])+([.AD25]*[Sheet2.$E$13]))" office:value-type="float" office:value="8192">
            <text:p>8192</text:p>
          </table:table-cell>
          <table:table-cell table:formula="of:=(([.AA25]*[Sheet2.$B$14])+([.AB25]*[Sheet2.$C$14])+([.AC25]*[Sheet2.$D$14])+([.AD25]*[Sheet2.$E$14]))" office:value-type="float" office:value="11200">
            <text:p>11200</text:p>
          </table:table-cell>
          <table:table-cell table:formula="of:=([.AE25]*10)+([.AF25]*30)+([.AG25]*100)+([.AH25]*80)+([.AI25]*250)+([.AJ25]*2000)+([.AK25]*80)+([.AL25]*50)+([.AM25]*125)+([.AN25]*100)" office:value-type="float" office:value="8180">
            <text:p>8180</text:p>
          </table:table-cell>
          <table:table-cell table:formula="of:=[.BB25]+[.AX25]+[.AV25]+[.AS25]+[.AP25]+[.BC25]" office:value-type="float" office:value="53430">
            <text:p>53430</text:p>
          </table:table-cell>
          <table:table-cell table:number-columns-repeated="968"/>
        </table:table-row>
        <table:table-row table:style-name="ro5">
          <table:table-cell table:style-name="ce3" office:value-type="string" table:number-columns-spanned="1" table:number-rows-spanned="2">
            <text:p>Exploration</text:p>
          </table:table-cell>
          <table:table-cell table:style-name="ce5" office:value-type="string">
            <text:p>Moray</text:p>
          </table:table-cell>
          <table:table-cell table:style-name="ce5" office:value-type="string">
            <text:p>Shaula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5" table:formula="of:=ROUNDDOWN(1000 *(([.K26]*[Sheet2.$B$2])+([.L26]*[Sheet2.$C$2])+([.M26]*[Sheet2.$D$2])+([.N26]*[Sheet2.$E$2]))/[.F26])" office:value-type="float" office:value="288">
            <text:p>288</text:p>
          </table:table-cell>
          <table:table-cell table:style-name="ce25" table:formula="of:=(([.K26]*[Sheet2.$B$3])+([.L26]*[Sheet2.$C$3])+([.M26]*[Sheet2.$D$3])+([.N26]*[Sheet2.$E$3]))" office:value-type="float" office:value="240">
            <text:p>240</text:p>
          </table:table-cell>
          <table:table-cell table:style-name="ce25" table:formula="of:=(([.K26]*[Sheet2.$B$4])+([.L26]*[Sheet2.$C$4])+([.M26]*[Sheet2.$D$4])+([.N26]*[Sheet2.$E$4]))" office:value-type="float" office:value="0.6">
            <text:p>0.6</text:p>
          </table:table-cell>
          <table:table-cell table:style-name="ce28" table:formula="of:=ROUNDDOWN((([.O26]*[Sheet2.$B$5])+([.P26]*[Sheet2.$C$5])+([.Q26]*[Sheet2.$D$5])+([.R26]*[Sheet2.$E$5]))/[.F26];2)" office:value-type="float" office:value="0.32">
            <text:p>0.32</text:p>
          </table:table-cell>
          <table:table-cell table:style-name="ce28" table:formula="of:=(([.O26]*[Sheet2.$B$6])+([.P26]*[Sheet2.$C$6])+([.Q26]*[Sheet2.$D$6])+([.R26]*[Sheet2.$E$6]))" office:value-type="float" office:value="120">
            <text:p>120</text:p>
          </table:table-cell>
          <table:table-cell table:style-name="ce28" table:formula="of:=(([.O26]*[Sheet2.$B$7])+([.P26]*[Sheet2.$C$7])+([.Q26]*[Sheet2.$D$7])+([.R26]*[Sheet2.$E$7]))" office:value-type="float" office:value="0.4">
            <text:p>0.4</text:p>
          </table:table-cell>
          <table:table-cell table:style-name="ce5" table:formula="of:=ROUNDDOWN(640 *(([.S26]*[Sheet2.$B$8])+([.T26]*[Sheet2.$C$8])+([.U26]*[Sheet2.$D$8])+([.V26]*[Sheet2.$E$8]))/[.F26])" office:value-type="float" office:value="76">
            <text:p>76</text:p>
          </table:table-cell>
          <table:table-cell table:style-name="ce25" table:formula="of:=(([.S26]*[Sheet2.$B$9])+([.T26]*[Sheet2.$C$9])+([.U26]*[Sheet2.$D$9])+([.V26]*[Sheet2.$E$9]))" office:value-type="float" office:value="125">
            <text:p>125</text:p>
          </table:table-cell>
          <table:table-cell table:style-name="ce5" table:formula="of:=(([.S26]*[Sheet2.$B$10])+([.T26]*[Sheet2.$C$10])+([.U26]*[Sheet2.$D$10])+([.V26]*[Sheet2.$E$10]))" office:value-type="float" office:value="1.2">
            <text:p>1.2</text:p>
          </table:table-cell>
          <table:table-cell table:style-name="ce14" table:formula="of:=(([.W26]*[Sheet2.$B$11])+([.X26]*[Sheet2.$C$11])+([.Y26]*[Sheet2.$D$11])+([.Z26]*[Sheet2.$E$11]))" office:value-type="float" office:value="270">
            <text:p>270</text:p>
          </table:table-cell>
          <table:table-cell table:style-name="ce14" table:formula="of:=(([.W26]*[Sheet2.$B$12])+([.X26]*[Sheet2.$C$12])+([.Y26]*[Sheet2.$D$12])+([.Z26]*[Sheet2.$E$12]))" office:value-type="float" office:value="6">
            <text:p>6</text:p>
          </table:table-cell>
          <table:table-cell table:style-name="ce14" table:formula="of:=[.AY26]-[.AW26]-[.AT26]-[.AQ26]" office:value-type="float" office:value="3.8">
            <text:p>3.8</text:p>
          </table:table-cell>
          <table:table-cell table:style-name="ce5" table:formula="of:=(([.AA26]*[Sheet2.$B$13])+([.AB26]*[Sheet2.$C$13])+([.AC26]*[Sheet2.$D$13])+([.AD26]*[Sheet2.$E$13]))" office:value-type="float" office:value="192">
            <text:p>192</text:p>
          </table:table-cell>
          <table:table-cell table:style-name="ce5" table:formula="of:=(([.AA26]*[Sheet2.$B$14])+([.AB26]*[Sheet2.$C$14])+([.AC26]*[Sheet2.$D$14])+([.AD26]*[Sheet2.$E$14]))" office:value-type="float" office:value="300">
            <text:p>300</text:p>
          </table:table-cell>
          <table:table-cell table:style-name="ce14" table:formula="of:=([.AE26]*10)+([.AF26]*30)+([.AG26]*100)+([.AH26]*80)+([.AI26]*250)+([.AJ26]*2000)+([.AK26]*80)+([.AL26]*50)+([.AM26]*125)+([.AN26]*100)" office:value-type="float" office:value="160">
            <text:p>160</text:p>
          </table:table-cell>
          <table:table-cell table:style-name="ce5" table:formula="of:=[.BB26]+[.AX26]+[.AV26]+[.AS26]+[.AP26]+[.BC26]" office:value-type="float" office:value="1215">
            <text:p>1215</text:p>
          </table:table-cell>
          <table:table-cell table:style-name="ce5" table:number-columns-repeated="968"/>
        </table:table-row>
        <table:table-row table:style-name="ro5">
          <table:covered-table-cell/>
          <table:table-cell office:value-type="string">
            <text:p>Chameleon*</text:p>
          </table:table-cell>
          <table:table-cell office:value-type="string">
            <text:p>Toliman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950">
            <text:p>950</text:p>
          </table:table-cell>
          <table:table-cell office:value-type="float" office:value="250">
            <text:p>25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K27]*[Sheet2.$B$2])+([.L27]*[Sheet2.$C$2])+([.M27]*[Sheet2.$D$2])+([.N27]*[Sheet2.$E$2]))/[.F27])" office:value-type="float" office:value="378">
            <text:p>378</text:p>
          </table:table-cell>
          <table:table-cell table:style-name="ce26" table:formula="of:=(([.K27]*[Sheet2.$B$3])+([.L27]*[Sheet2.$C$3])+([.M27]*[Sheet2.$D$3])+([.N27]*[Sheet2.$E$3]))" office:value-type="float" office:value="240">
            <text:p>240</text:p>
          </table:table-cell>
          <table:table-cell table:style-name="ce26" table:formula="of:=(([.K27]*[Sheet2.$B$4])+([.L27]*[Sheet2.$C$4])+([.M27]*[Sheet2.$D$4])+([.N27]*[Sheet2.$E$4]))" office:value-type="float" office:value="0.6">
            <text:p>0.6</text:p>
          </table:table-cell>
          <table:table-cell table:style-name="ce29" table:formula="of:=ROUNDDOWN((([.O27]*[Sheet2.$B$5])+([.P27]*[Sheet2.$C$5])+([.Q27]*[Sheet2.$D$5])+([.R27]*[Sheet2.$E$5]))/[.F27];2)" office:value-type="float" office:value="0.84">
            <text:p>0.84</text:p>
          </table:table-cell>
          <table:table-cell table:style-name="ce29" table:formula="of:=(([.O27]*[Sheet2.$B$6])+([.P27]*[Sheet2.$C$6])+([.Q27]*[Sheet2.$D$6])+([.R27]*[Sheet2.$E$6]))" office:value-type="float" office:value="240">
            <text:p>240</text:p>
          </table:table-cell>
          <table:table-cell table:style-name="ce29" table:formula="of:=(([.O27]*[Sheet2.$B$7])+([.P27]*[Sheet2.$C$7])+([.Q27]*[Sheet2.$D$7])+([.R27]*[Sheet2.$E$7]))" office:value-type="float" office:value="0.8">
            <text:p>0.8</text:p>
          </table:table-cell>
          <table:table-cell table:formula="of:=ROUNDDOWN(640 *(([.S27]*[Sheet2.$B$8])+([.T27]*[Sheet2.$C$8])+([.U27]*[Sheet2.$D$8])+([.V27]*[Sheet2.$E$8]))/[.F27])" office:value-type="float" office:value="134">
            <text:p>134</text:p>
          </table:table-cell>
          <table:table-cell table:style-name="ce26" table:formula="of:=(([.S27]*[Sheet2.$B$9])+([.T27]*[Sheet2.$C$9])+([.U27]*[Sheet2.$D$9])+([.V27]*[Sheet2.$E$9]))" office:value-type="float" office:value="170">
            <text:p>170</text:p>
          </table:table-cell>
          <table:table-cell table:formula="of:=(([.S27]*[Sheet2.$B$10])+([.T27]*[Sheet2.$C$10])+([.U27]*[Sheet2.$D$10])+([.V27]*[Sheet2.$E$10]))" office:value-type="float" office:value="1.6">
            <text:p>1.6</text:p>
          </table:table-cell>
          <table:table-cell table:formula="of:=(([.W27]*[Sheet2.$B$11])+([.X27]*[Sheet2.$C$11])+([.Y27]*[Sheet2.$D$11])+([.Z27]*[Sheet2.$E$11]))" office:value-type="float" office:value="350">
            <text:p>350</text:p>
          </table:table-cell>
          <table:table-cell table:formula="of:=(([.W27]*[Sheet2.$B$12])+([.X27]*[Sheet2.$C$12])+([.Y27]*[Sheet2.$D$12])+([.Z27]*[Sheet2.$E$12]))" office:value-type="float" office:value="7.6">
            <text:p>7.6</text:p>
          </table:table-cell>
          <table:table-cell table:formula="of:=[.AY27]-[.AW27]-[.AT27]-[.AQ27]" office:value-type="float" office:value="4.6">
            <text:p>4.6</text:p>
          </table:table-cell>
          <table:table-cell table:formula="of:=(([.AA27]*[Sheet2.$B$13])+([.AB27]*[Sheet2.$C$13])+([.AC27]*[Sheet2.$D$13])+([.AD27]*[Sheet2.$E$13]))" office:value-type="float" office:value="128">
            <text:p>128</text:p>
          </table:table-cell>
          <table:table-cell table:formula="of:=(([.AA27]*[Sheet2.$B$14])+([.AB27]*[Sheet2.$C$14])+([.AC27]*[Sheet2.$D$14])+([.AD27]*[Sheet2.$E$14]))" office:value-type="float" office:value="200">
            <text:p>200</text:p>
          </table:table-cell>
          <table:table-cell table:formula="of:=([.AE27]*10)+([.AF27]*30)+([.AG27]*100)+([.AH27]*80)+([.AI27]*250)+([.AJ27]*2000)+([.AK27]*80)+([.AL27]*50)+([.AM27]*125)+([.AN27]*100)" office:value-type="float" office:value="160">
            <text:p>160</text:p>
          </table:table-cell>
          <table:table-cell table:formula="of:=[.BB27]+[.AX27]+[.AV27]+[.AS27]+[.AP27]+[.BC27]" office:value-type="float" office:value="1360">
            <text:p>1360</text:p>
          </table:table-cell>
          <table:table-cell table:number-columns-repeated="968"/>
        </table:table-row>
        <table:table-row table:style-name="ro2">
          <table:table-cell table:style-name="ce3" office:value-type="string" table:number-columns-spanned="1" table:number-rows-spanned="3">
            <text:p>Shuttle/Miner</text:p>
          </table:table-cell>
          <table:table-cell table:style-name="ce5" office:value-type="string">
            <text:p>Shuttle</text:p>
          </table:table-cell>
          <table:table-cell table:style-name="ce5" office:value-type="string">
            <text:p>Lacewing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3" table:style-name="ce14"/>
          <table:table-cell table:style-name="ce5" office:value-type="float" office:value="2">
            <text:p>2</text:p>
          </table:table-cell>
          <table:table-cell table:number-columns-repeated="3" table:style-name="ce5"/>
          <table:table-cell table:style-name="ce14" office:value-type="float" office:value="1">
            <text:p>1</text:p>
          </table:table-cell>
          <table:table-cell table:number-columns-repeated="3" table:style-name="ce14"/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4" office:value-type="float" office:value="5">
            <text:p>5</text:p>
          </table:table-cell>
          <table:table-cell table:number-columns-repeated="3" table:style-name="ce14"/>
          <table:table-cell table:number-columns-repeated="6" table:style-name="ce10"/>
          <table:table-cell table:number-columns-repeated="4" table:style-name="ce14"/>
          <table:table-cell table:style-name="ce5" table:formula="of:=ROUNDDOWN(1000 *(([.K28]*[Sheet2.$B$2])+([.L28]*[Sheet2.$C$2])+([.M28]*[Sheet2.$D$2])+([.N28]*[Sheet2.$E$2]))/[.F28])" office:value-type="float" office:value="120">
            <text:p>120</text:p>
          </table:table-cell>
          <table:table-cell table:style-name="ce25" table:formula="of:=(([.K28]*[Sheet2.$B$3])+([.L28]*[Sheet2.$C$3])+([.M28]*[Sheet2.$D$3])+([.N28]*[Sheet2.$E$3]))" office:value-type="float" office:value="36">
            <text:p>36</text:p>
          </table:table-cell>
          <table:table-cell table:style-name="ce25" table:formula="of:=(([.K28]*[Sheet2.$B$4])+([.L28]*[Sheet2.$C$4])+([.M28]*[Sheet2.$D$4])+([.N28]*[Sheet2.$E$4]))" office:value-type="float" office:value="0.1">
            <text:p>0.1</text:p>
          </table:table-cell>
          <table:table-cell table:style-name="ce28" table:formula="of:=ROUNDDOWN((([.O28]*[Sheet2.$B$5])+([.P28]*[Sheet2.$C$5])+([.Q28]*[Sheet2.$D$5])+([.R28]*[Sheet2.$E$5]))/[.F28];2)" office:value-type="float" office:value="0.2">
            <text:p>0.2</text:p>
          </table:table-cell>
          <table:table-cell table:style-name="ce28" table:formula="of:=(([.O28]*[Sheet2.$B$6])+([.P28]*[Sheet2.$C$6])+([.Q28]*[Sheet2.$D$6])+([.R28]*[Sheet2.$E$6]))" office:value-type="float" office:value="30">
            <text:p>30</text:p>
          </table:table-cell>
          <table:table-cell table:style-name="ce28" table:formula="of:=(([.O28]*[Sheet2.$B$7])+([.P28]*[Sheet2.$C$7])+([.Q28]*[Sheet2.$D$7])+([.R28]*[Sheet2.$E$7]))" office:value-type="float" office:value="0.1">
            <text:p>0.1</text:p>
          </table:table-cell>
          <table:table-cell table:style-name="ce5" table:formula="of:=ROUNDDOWN(640 *(([.S28]*[Sheet2.$B$8])+([.T28]*[Sheet2.$C$8])+([.U28]*[Sheet2.$D$8])+([.V28]*[Sheet2.$E$8]))/[.F28])" office:value-type="float" office:value="40">
            <text:p>40</text:p>
          </table:table-cell>
          <table:table-cell table:style-name="ce25" table:formula="of:=(([.S28]*[Sheet2.$B$9])+([.T28]*[Sheet2.$C$9])+([.U28]*[Sheet2.$D$9])+([.V28]*[Sheet2.$E$9]))" office:value-type="float" office:value="20">
            <text:p>20</text:p>
          </table:table-cell>
          <table:table-cell table:style-name="ce5" table:formula="of:=(([.S28]*[Sheet2.$B$10])+([.T28]*[Sheet2.$C$10])+([.U28]*[Sheet2.$D$10])+([.V28]*[Sheet2.$E$10]))" office:value-type="float" office:value="0.2">
            <text:p>0.2</text:p>
          </table:table-cell>
          <table:table-cell table:style-name="ce14" table:formula="of:=(([.W28]*[Sheet2.$B$11])+([.X28]*[Sheet2.$C$11])+([.Y28]*[Sheet2.$D$11])+([.Z28]*[Sheet2.$E$11]))" office:value-type="float" office:value="80">
            <text:p>80</text:p>
          </table:table-cell>
          <table:table-cell table:style-name="ce14" table:formula="of:=(([.W28]*[Sheet2.$B$12])+([.X28]*[Sheet2.$C$12])+([.Y28]*[Sheet2.$D$12])+([.Z28]*[Sheet2.$E$12]))" office:value-type="float" office:value="1.6">
            <text:p>1.6</text:p>
          </table:table-cell>
          <table:table-cell table:style-name="ce14" table:formula="of:=[.AY28]-[.AW28]-[.AT28]-[.AQ28]" office:value-type="float" office:value="1.2">
            <text:p>1.2</text:p>
          </table:table-cell>
          <table:table-cell table:style-name="ce5" table:formula="of:=(([.AA28]*[Sheet2.$B$13])+([.AB28]*[Sheet2.$C$13])+([.AC28]*[Sheet2.$D$13])+([.AD28]*[Sheet2.$E$13]))" office:value-type="float" office:value="80">
            <text:p>80</text:p>
          </table:table-cell>
          <table:table-cell table:style-name="ce5" table:formula="of:=(([.AA28]*[Sheet2.$B$14])+([.AB28]*[Sheet2.$C$14])+([.AC28]*[Sheet2.$D$14])+([.AD28]*[Sheet2.$E$14]))" office:value-type="float" office:value="150">
            <text:p>150</text:p>
          </table:table-cell>
          <table:table-cell table:style-name="ce14" table:formula="of:=([.AE28]*10)+([.AF28]*30)+([.AG28]*100)+([.AH28]*80)+([.AI28]*250)+([.AJ28]*2000)+([.AK28]*80)+([.AL28]*50)+([.AM28]*125)+([.AN28]*100)" office:value-type="float" office:value="0">
            <text:p>0</text:p>
          </table:table-cell>
          <table:table-cell table:style-name="ce5" table:formula="of:=[.BB28]+[.AX28]+[.AV28]+[.AS28]+[.AP28]+[.BC28]" office:value-type="float" office:value="316">
            <text:p>316</text:p>
          </table:table-cell>
          <table:table-cell table:style-name="ce5" table:number-columns-repeated="968"/>
        </table:table-row>
        <table:table-row table:style-name="ro2">
          <table:covered-table-cell/>
          <table:table-cell table:style-name="ce8" office:value-type="string">
            <text:p>Worm</text:p>
          </table:table-cell>
          <table:table-cell office:value-type="string">
            <text:p>Grasshopp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formula="of:=ROUNDDOWN(1000 *(([.K29]*[Sheet2.$B$2])+([.L29]*[Sheet2.$C$2])+([.M29]*[Sheet2.$D$2])+([.N29]*[Sheet2.$E$2]))/[.F29])" office:value-type="float" office:value="137">
            <text:p>137</text:p>
          </table:table-cell>
          <table:table-cell table:style-name="ce26" table:formula="of:=(([.K29]*[Sheet2.$B$3])+([.L29]*[Sheet2.$C$3])+([.M29]*[Sheet2.$D$3])+([.N29]*[Sheet2.$E$3]))" office:value-type="float" office:value="36">
            <text:p>36</text:p>
          </table:table-cell>
          <table:table-cell table:style-name="ce26" table:formula="of:=(([.K29]*[Sheet2.$B$4])+([.L29]*[Sheet2.$C$4])+([.M29]*[Sheet2.$D$4])+([.N29]*[Sheet2.$E$4]))" office:value-type="float" office:value="0.1">
            <text:p>0.1</text:p>
          </table:table-cell>
          <table:table-cell table:style-name="ce29" table:formula="of:=ROUNDDOWN((([.O29]*[Sheet2.$B$5])+([.P29]*[Sheet2.$C$5])+([.Q29]*[Sheet2.$D$5])+([.R29]*[Sheet2.$E$5]))/[.F29];2)" office:value-type="float" office:value="0.22">
            <text:p>0.22</text:p>
          </table:table-cell>
          <table:table-cell table:style-name="ce29" table:formula="of:=(([.O29]*[Sheet2.$B$6])+([.P29]*[Sheet2.$C$6])+([.Q29]*[Sheet2.$D$6])+([.R29]*[Sheet2.$E$6]))" office:value-type="float" office:value="30">
            <text:p>30</text:p>
          </table:table-cell>
          <table:table-cell table:style-name="ce29" table:formula="of:=(([.O29]*[Sheet2.$B$7])+([.P29]*[Sheet2.$C$7])+([.Q29]*[Sheet2.$D$7])+([.R29]*[Sheet2.$E$7]))" office:value-type="float" office:value="0.1">
            <text:p>0.1</text:p>
          </table:table-cell>
          <table:table-cell table:formula="of:=ROUNDDOWN(640 *(([.S29]*[Sheet2.$B$8])+([.T29]*[Sheet2.$C$8])+([.U29]*[Sheet2.$D$8])+([.V29]*[Sheet2.$E$8]))/[.F29])" office:value-type="float" office:value="45">
            <text:p>45</text:p>
          </table:table-cell>
          <table:table-cell table:style-name="ce26" table:formula="of:=(([.S29]*[Sheet2.$B$9])+([.T29]*[Sheet2.$C$9])+([.U29]*[Sheet2.$D$9])+([.V29]*[Sheet2.$E$9]))" office:value-type="float" office:value="20">
            <text:p>20</text:p>
          </table:table-cell>
          <table:table-cell table:formula="of:=(([.S29]*[Sheet2.$B$10])+([.T29]*[Sheet2.$C$10])+([.U29]*[Sheet2.$D$10])+([.V29]*[Sheet2.$E$10]))" office:value-type="float" office:value="0.2">
            <text:p>0.2</text:p>
          </table:table-cell>
          <table:table-cell table:formula="of:=(([.W29]*[Sheet2.$B$11])+([.X29]*[Sheet2.$C$11])+([.Y29]*[Sheet2.$D$11])+([.Z29]*[Sheet2.$E$11]))" office:value-type="float" office:value="80">
            <text:p>80</text:p>
          </table:table-cell>
          <table:table-cell table:formula="of:=(([.W29]*[Sheet2.$B$12])+([.X29]*[Sheet2.$C$12])+([.Y29]*[Sheet2.$D$12])+([.Z29]*[Sheet2.$E$12]))" office:value-type="float" office:value="1.6">
            <text:p>1.6</text:p>
          </table:table-cell>
          <table:table-cell table:formula="of:=[.AY29]-[.AW29]-[.AT29]-[.AQ29]" office:value-type="float" office:value="1.2">
            <text:p>1.2</text:p>
          </table:table-cell>
          <table:table-cell table:formula="of:=(([.AA29]*[Sheet2.$B$13])+([.AB29]*[Sheet2.$C$13])+([.AC29]*[Sheet2.$D$13])+([.AD29]*[Sheet2.$E$13]))" office:value-type="float" office:value="64">
            <text:p>64</text:p>
          </table:table-cell>
          <table:table-cell table:formula="of:=(([.AA29]*[Sheet2.$B$14])+([.AB29]*[Sheet2.$C$14])+([.AC29]*[Sheet2.$D$14])+([.AD29]*[Sheet2.$E$14]))" office:value-type="float" office:value="120">
            <text:p>120</text:p>
          </table:table-cell>
          <table:table-cell table:formula="of:=([.AE29]*10)+([.AF29]*30)+([.AG29]*100)+([.AH29]*80)+([.AI29]*250)+([.AJ29]*2000)+([.AK29]*80)+([.AL29]*50)+([.AM29]*125)+([.AN29]*100)" office:value-type="float" office:value="60">
            <text:p>60</text:p>
          </table:table-cell>
          <table:table-cell table:formula="of:=[.BB29]+[.AX29]+[.AV29]+[.AS29]+[.AP29]+[.BC29]" office:value-type="float" office:value="346">
            <text:p>346</text:p>
          </table:table-cell>
          <table:table-cell table:number-columns-repeated="968"/>
        </table:table-row>
        <table:table-row table:style-name="ro2">
          <table:covered-table-cell table:style-name="ce4"/>
          <table:table-cell table:style-name="ce4" office:value-type="string">
            <text:p>S. Bulk Hauler*</text:p>
          </table:table-cell>
          <table:table-cell table:style-name="ce4" office:value-type="string">
            <office:annotation draw:style-name="gr1" draw:text-style-name="P1" svg:width="2.899cm" svg:height="0.991cm" svg:x="8.944cm" svg:y="11.568cm" draw:caption-point-x="-0.61cm" draw:caption-point-y="1.51cm">
              <dc:date>2014-11-28T00:00:00</dc:date>
              <text:p text:style-name="P1"><text:span text:style-name="T1">Mobile mining installation</text:span></text:p>
            </office:annotation>
            <text:p>Locust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8500">
            <text:p>28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5000">
            <office:annotation draw:style-name="gr1" draw:text-style-name="P1" svg:width="2.899cm" svg:height="1.386cm" svg:x="15.324cm" svg:y="11.568cm" draw:caption-point-x="-0.61cm" draw:caption-point-y="1.51cm">
              <dc:date>2014-11-28T00:00:00</dc:date>
              <text:p text:style-name="P1"><text:span text:style-name="T1">About 8000 is taken up by the mining gear</text:span></text:p>
            </office:annotation>
            <text:p>150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style-name="ce16"/>
          <table:table-cell table:number-columns-repeated="2"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number-columns-repeated="2" table:style-name="ce20"/>
          <table:table-cell table:style-name="ce20" office:value-type="float" office:value="4">
            <text:p>4</text:p>
          </table:table-cell>
          <table:table-cell table:style-name="ce20"/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1">
            <text:p>1</text:p>
          </table:table-cell>
          <table:table-cell table:number-columns-repeated="5" table:style-name="ce20"/>
          <table:table-cell table:number-columns-repeated="4" table:style-name="ce16"/>
          <table:table-cell table:formula="of:=ROUNDDOWN(1000 *(([.K30]*[Sheet2.$B$2])+([.L30]*[Sheet2.$C$2])+([.M30]*[Sheet2.$D$2])+([.N30]*[Sheet2.$E$2]))/[.F30])" office:value-type="float" office:value="84">
            <text:p>84</text:p>
          </table:table-cell>
          <table:table-cell table:style-name="ce26" table:formula="of:=(([.K30]*[Sheet2.$B$3])+([.L30]*[Sheet2.$C$3])+([.M30]*[Sheet2.$D$3])+([.N30]*[Sheet2.$E$3]))" office:value-type="float" office:value="1400">
            <text:p>1400</text:p>
          </table:table-cell>
          <table:table-cell table:style-name="ce26" table:formula="of:=(([.K30]*[Sheet2.$B$4])+([.L30]*[Sheet2.$C$4])+([.M30]*[Sheet2.$D$4])+([.N30]*[Sheet2.$E$4]))" office:value-type="float" office:value="3">
            <text:p>3</text:p>
          </table:table-cell>
          <table:table-cell table:style-name="ce29" table:formula="of:=ROUNDDOWN((([.O30]*[Sheet2.$B$5])+([.P30]*[Sheet2.$C$5])+([.Q30]*[Sheet2.$D$5])+([.R30]*[Sheet2.$E$5]))/[.F30];2)" office:value-type="float" office:value="0.14">
            <text:p>0.14</text:p>
          </table:table-cell>
          <table:table-cell table:style-name="ce29" table:formula="of:=(([.O30]*[Sheet2.$B$6])+([.P30]*[Sheet2.$C$6])+([.Q30]*[Sheet2.$D$6])+([.R30]*[Sheet2.$E$6]))" office:value-type="float" office:value="1000">
            <text:p>1000</text:p>
          </table:table-cell>
          <table:table-cell table:style-name="ce29" table:formula="of:=(([.O30]*[Sheet2.$B$7])+([.P30]*[Sheet2.$C$7])+([.Q30]*[Sheet2.$D$7])+([.R30]*[Sheet2.$E$7]))" office:value-type="float" office:value="3">
            <text:p>3</text:p>
          </table:table-cell>
          <table:table-cell table:formula="of:=ROUNDDOWN(640 *(([.S30]*[Sheet2.$B$8])+([.T30]*[Sheet2.$C$8])+([.U30]*[Sheet2.$D$8])+([.V30]*[Sheet2.$E$8]))/[.F30])" office:value-type="float" office:value="33">
            <text:p>33</text:p>
          </table:table-cell>
          <table:table-cell table:style-name="ce26" table:formula="of:=(([.S30]*[Sheet2.$B$9])+([.T30]*[Sheet2.$C$9])+([.U30]*[Sheet2.$D$9])+([.V30]*[Sheet2.$E$9]))" office:value-type="float" office:value="1050">
            <text:p>1050</text:p>
          </table:table-cell>
          <table:table-cell table:formula="of:=(([.S30]*[Sheet2.$B$10])+([.T30]*[Sheet2.$C$10])+([.U30]*[Sheet2.$D$10])+([.V30]*[Sheet2.$E$10]))" office:value-type="float" office:value="9">
            <text:p>9</text:p>
          </table:table-cell>
          <table:table-cell table:formula="of:=(([.W30]*[Sheet2.$B$11])+([.X30]*[Sheet2.$C$11])+([.Y30]*[Sheet2.$D$11])+([.Z30]*[Sheet2.$E$11]))" office:value-type="float" office:value="2000">
            <text:p>2000</text:p>
          </table:table-cell>
          <table:table-cell table:formula="of:=(([.W30]*[Sheet2.$B$12])+([.X30]*[Sheet2.$C$12])+([.Y30]*[Sheet2.$D$12])+([.Z30]*[Sheet2.$E$12]))" office:value-type="float" office:value="48">
            <text:p>48</text:p>
          </table:table-cell>
          <table:table-cell table:formula="of:=[.AY30]-[.AW30]-[.AT30]-[.AQ30]" office:value-type="float" office:value="33">
            <text:p>33</text:p>
          </table:table-cell>
          <table:table-cell table:formula="of:=(([.AA30]*[Sheet2.$B$13])+([.AB30]*[Sheet2.$C$13])+([.AC30]*[Sheet2.$D$13])+([.AD30]*[Sheet2.$E$13]))" office:value-type="float" office:value="1024">
            <text:p>1024</text:p>
          </table:table-cell>
          <table:table-cell table:formula="of:=(([.AA30]*[Sheet2.$B$14])+([.AB30]*[Sheet2.$C$14])+([.AC30]*[Sheet2.$D$14])+([.AD30]*[Sheet2.$E$14]))" office:value-type="float" office:value="1500">
            <text:p>1500</text:p>
          </table:table-cell>
          <table:table-cell table:formula="of:=([.AE30]*10)+([.AF30]*30)+([.AG30]*100)+([.AH30]*80)+([.AI30]*250)+([.AJ30]*2000)+([.AK30]*80)+([.AL30]*50)+([.AM30]*125)+([.AN30]*100)" office:value-type="float" office:value="10">
            <text:p>10</text:p>
          </table:table-cell>
          <table:table-cell table:formula="of:=[.BB30]+[.AX30]+[.AV30]+[.AS30]+[.AP30]+[.BC30]" office:value-type="float" office:value="6960">
            <text:p>6960</text:p>
          </table:table-cell>
          <table:table-cell table:style-name="ce4" table:number-columns-repeated="968"/>
        </table:table-row>
        <table:table-row table:style-name="ro2">
          <table:table-cell table:style-name="ce5" table:number-columns-repeated="10"/>
          <table:table-cell table:style-name="ce14" table:number-columns-repeated="4"/>
          <table:table-cell table:style-name="ce5" table:number-columns-repeated="4"/>
          <table:table-cell table:style-name="ce14" table:number-columns-repeated="4"/>
          <table:table-cell table:style-name="ce10" table:number-columns-repeated="4"/>
          <table:table-cell table:style-name="ce14" table:number-columns-repeated="4"/>
          <table:table-cell table:style-name="ce10" table:number-columns-repeated="6"/>
          <table:table-cell table:style-name="ce14" table:number-columns-repeated="4"/>
          <table:table-cell table:style-name="ce5" table:number-columns-repeated="3"/>
          <table:table-cell table:style-name="ce14" table:number-columns-repeated="3"/>
          <table:table-cell table:style-name="ce5" table:number-columns-repeated="3"/>
          <table:table-cell table:style-name="ce14" table:number-columns-repeated="3"/>
          <table:table-cell table:style-name="ce5" table:number-columns-repeated="2"/>
          <table:table-cell table:style-name="ce14"/>
          <table:table-cell table:style-name="ce5" table:number-columns-repeated="96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Drive Power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D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Thruster Powe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Shield Power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SES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ES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Generator Power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pacitor Store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string">
            <text:p>CES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office:value-type="float" office:value="1400">
            <text:p>140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50:37</meta:creation-date>
    <dc:date>2015-02-15T12:58:09</dc:date>
    <meta:editing-duration>PT4H17M52S</meta:editing-duration>
    <meta:editing-cycles>29</meta:editing-cycles>
    <meta:generator>LibreOffice/3.5$Linux_X86_64 LibreOffice_project/350m1$Build-2</meta:generator>
    <meta:document-statistic meta:table-count="3" meta:cell-count="1683" meta:object-count="0"/>
  </office:meta>
</office:document-meta>
</file>